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152.158681333314" calcext:value-type="float">
            <text:p>152.158681333314</text:p>
          </table:table-cell>
          <table:table-cell table:number-columns-repeated="3"/>
          <table:table-cell office:value-type="float" office:value="31.5001350753042" calcext:value-type="float">
            <text:p>31.5001350753042</text:p>
          </table:table-cell>
          <table:table-cell/>
          <table:table-cell table:formula="of:=(ABS(([.E2]-[.E1])-0.5)/0.5)*100" office:value-type="float" office:value="3.10364034312016" calcext:value-type="float">
            <text:p>3.10364034312016</text:p>
          </table:table-cell>
          <table:table-cell/>
          <table:table-cell office:value-type="float" office:value="29.8132923031936" calcext:value-type="float">
            <text:p>29.8132923031936</text:p>
          </table:table-cell>
          <table:table-cell/>
          <table:table-cell table:formula="of:=(ABS(([.I1]-[.I2])-0.4)/0.4)*100" office:value-type="float" office:value="1.99363258092547" calcext:value-type="float">
            <text:p>1.99363258092547</text:p>
          </table:table-cell>
          <table:table-cell/>
          <table:table-cell office:value-type="float" office:value="37.7416856791446" calcext:value-type="float">
            <text:p>37.7416856791446</text:p>
          </table:table-cell>
          <table:table-cell/>
          <table:table-cell table:formula="of:=(ABS(([.M2]-[.M1])-0.3)/0.3)*100" office:value-type="float" office:value="12.0183767396668" calcext:value-type="float">
            <text:p>12.0183767396668</text:p>
          </table:table-cell>
          <table:table-cell/>
          <table:table-cell office:value-type="float" office:value="30.8925136744647" calcext:value-type="float">
            <text:p>30.8925136744647</text:p>
          </table:table-cell>
          <table:table-cell/>
          <table:table-cell table:formula="of:=(ABS(([.Q1]-[.Q2])-0.2)/0.2)*100" office:value-type="float" office:value="5.59371624570063" calcext:value-type="float">
            <text:p>5.59371624570063</text:p>
          </table:table-cell>
          <table:table-cell/>
          <table:table-cell office:value-type="float" office:value="36.8765450877801" calcext:value-type="float">
            <text:p>36.8765450877801</text:p>
          </table:table-cell>
          <table:table-cell/>
          <table:table-cell table:formula="of:=(ABS(([.U2]-[.U1])-0.1)/0.1)*100" office:value-type="float" office:value="0.868026105300151" calcext:value-type="float">
            <text:p>0.868026105300151</text:p>
          </table:table-cell>
          <table:table-cell/>
        </table:table-row>
        <table:table-row table:style-name="ro1">
          <table:table-cell office:value-type="float" office:value="153.180890636386" calcext:value-type="float">
            <text:p>153.180890636386</text:p>
          </table:table-cell>
          <table:table-cell table:number-columns-repeated="3"/>
          <table:table-cell office:value-type="float" office:value="31.9846168735886" calcext:value-type="float">
            <text:p>31.9846168735886</text:p>
          </table:table-cell>
          <table:table-cell/>
          <table:table-cell table:formula="of:=(ABS(([.E3]-[.E2])-0.5)/0.5)*100" office:value-type="float" office:value="0.940020213559478" calcext:value-type="float">
            <text:p>0.940020213559478</text:p>
          </table:table-cell>
          <table:table-cell/>
          <table:table-cell office:value-type="float" office:value="29.4212668335173" calcext:value-type="float">
            <text:p>29.4212668335173</text:p>
          </table:table-cell>
          <table:table-cell/>
          <table:table-cell table:formula="of:=(ABS(([.I2]-[.I3])-0.4)/0.4)*100" office:value-type="float" office:value="10.7168274671249" calcext:value-type="float">
            <text:p>10.7168274671249</text:p>
          </table:table-cell>
          <table:table-cell/>
          <table:table-cell office:value-type="float" office:value="38.0056305489256" calcext:value-type="float">
            <text:p>38.0056305489256</text:p>
          </table:table-cell>
          <table:table-cell/>
          <table:table-cell table:formula="of:=ABS(([.M3]-[.M2])-0.3)*100" office:value-type="float" office:value="1.73820456325984" calcext:value-type="float">
            <text:p>1.73820456325984</text:p>
          </table:table-cell>
          <table:table-cell/>
          <table:table-cell office:value-type="float" office:value="30.7037011069561" calcext:value-type="float">
            <text:p>30.7037011069561</text:p>
          </table:table-cell>
          <table:table-cell/>
          <table:table-cell table:formula="of:=(ABS(([.Q2]-[.Q3])-0.2)/0.2)*100" office:value-type="float" office:value="2.11369244284967" calcext:value-type="float">
            <text:p>2.11369244284967</text:p>
          </table:table-cell>
          <table:table-cell/>
          <table:table-cell office:value-type="float" office:value="36.9756770616748" calcext:value-type="float">
            <text:p>36.9756770616748</text:p>
          </table:table-cell>
          <table:table-cell/>
          <table:table-cell table:formula="of:=(ABS(([.U3]-[.U2])-0.1)/0.1)*100" office:value-type="float" office:value="8.3035611107988" calcext:value-type="float">
            <text:p>8.3035611107988</text:p>
          </table:table-cell>
          <table:table-cell/>
        </table:table-row>
        <table:table-row table:style-name="ro1">
          <table:table-cell office:value-type="float" office:value="154.165973837702" calcext:value-type="float">
            <text:p>154.165973837702</text:p>
          </table:table-cell>
          <table:table-cell table:number-columns-repeated="3"/>
          <table:table-cell office:value-type="float" office:value="32.4799167725208" calcext:value-type="float">
            <text:p>32.4799167725208</text:p>
          </table:table-cell>
          <table:table-cell/>
          <table:table-cell table:formula="of:=(ABS(([.E4]-[.E3])-0.5)/0.5)*100" office:value-type="float" office:value="0.930715670119753" calcext:value-type="float">
            <text:p>0.930715670119753</text:p>
          </table:table-cell>
          <table:table-cell/>
          <table:table-cell office:value-type="float" office:value="29.0641341433858" calcext:value-type="float">
            <text:p>29.0641341433858</text:p>
          </table:table-cell>
          <table:table-cell/>
          <table:table-cell table:formula="of:=(ABS(([.I3]-[.I4])-0.4)/0.4)*100" office:value-type="float" office:value="4.45822365925039" calcext:value-type="float">
            <text:p>4.45822365925039</text:p>
          </table:table-cell>
          <table:table-cell/>
          <table:table-cell office:value-type="float" office:value="38.3230125945582" calcext:value-type="float">
            <text:p>38.3230125945582</text:p>
          </table:table-cell>
          <table:table-cell/>
          <table:table-cell table:formula="of:=(ABS(([.M4]-[.M3])-0.3)/0.3)*100" office:value-type="float" office:value="0.594656785467385" calcext:value-type="float">
            <text:p>0.594656785467385</text:p>
          </table:table-cell>
          <table:table-cell/>
          <table:table-cell office:value-type="float" office:value="30.5079284918418" calcext:value-type="float">
            <text:p>30.5079284918418</text:p>
          </table:table-cell>
          <table:table-cell/>
          <table:table-cell table:formula="of:=(ABS(([.Q3]-[.Q4])-0.2)/0.2)*100" office:value-type="float" office:value="11.2788317095994" calcext:value-type="float">
            <text:p>11.2788317095994</text:p>
          </table:table-cell>
          <table:table-cell/>
          <table:table-cell office:value-type="float" office:value="37.067373500564" calcext:value-type="float">
            <text:p>37.067373500564</text:p>
          </table:table-cell>
          <table:table-cell/>
          <table:table-cell table:formula="of:=(ABS(([.U4]-[.U3])-0.1)/0.1)*100" office:value-type="float" office:value="33.7722250262985" calcext:value-type="float">
            <text:p>33.7722250262985</text:p>
          </table:table-cell>
          <table:table-cell/>
        </table:table-row>
        <table:table-row table:style-name="ro1">
          <table:table-cell office:value-type="float" office:value="155.185367365215" calcext:value-type="float">
            <text:p>155.185367365215</text:p>
          </table:table-cell>
          <table:table-cell table:number-columns-repeated="3"/>
          <table:table-cell office:value-type="float" office:value="32.9752631941702" calcext:value-type="float">
            <text:p>32.9752631941702</text:p>
          </table:table-cell>
          <table:table-cell/>
          <table:table-cell table:formula="of:=(ABS(([.E5]-[.E4])-0.5)/0.5)*100" office:value-type="float" office:value="3.72360227959945" calcext:value-type="float">
            <text:p>3.72360227959945</text:p>
          </table:table-cell>
          <table:table-cell/>
          <table:table-cell office:value-type="float" office:value="28.6463012487488" calcext:value-type="float">
            <text:p>28.6463012487488</text:p>
          </table:table-cell>
          <table:table-cell/>
          <table:table-cell table:formula="of:=(ABS(([.I4]-[.I5])-0.4)/0.4)*100" office:value-type="float" office:value="6.80187447747435" calcext:value-type="float">
            <text:p>6.80187447747435</text:p>
          </table:table-cell>
          <table:table-cell/>
          <table:table-cell office:value-type="float" office:value="38.6212286242018" calcext:value-type="float">
            <text:p>38.6212286242018</text:p>
          </table:table-cell>
          <table:table-cell/>
          <table:table-cell table:formula="of:=ABS(([.M5]-[.M4])-0.3)*100" office:value-type="float" office:value="2.35400577362014" calcext:value-type="float">
            <text:p>2.35400577362014</text:p>
          </table:table-cell>
          <table:table-cell/>
          <table:table-cell office:value-type="float" office:value="30.2853708284226" calcext:value-type="float">
            <text:p>30.2853708284226</text:p>
          </table:table-cell>
          <table:table-cell/>
          <table:table-cell table:formula="of:=(ABS(([.Q4]-[.Q5])-0.2)/0.2)*100" office:value-type="float" office:value="16.3391879774991" calcext:value-type="float">
            <text:p>16.3391879774991</text:p>
          </table:table-cell>
          <table:table-cell/>
          <table:table-cell office:value-type="float" office:value="37.2011457255903" calcext:value-type="float">
            <text:p>37.2011457255903</text:p>
          </table:table-cell>
          <table:table-cell/>
          <table:table-cell table:formula="of:=(ABS(([.U5]-[.U4])-0.1)/0.1)*100" office:value-type="float" office:value="15.0019718140001" calcext:value-type="float">
            <text:p>15.0019718140001</text:p>
          </table:table-cell>
          <table:table-cell/>
        </table:table-row>
        <table:table-row table:style-name="ro1">
          <table:table-cell office:value-type="float" office:value="77.1878547625974" calcext:value-type="float">
            <text:p>77.1878547625974</text:p>
          </table:table-cell>
          <table:table-cell table:formula="of:=([.A6]-[.A5])-1" office:value-type="float" office:value="0.0129000755273978" calcext:value-type="float">
            <text:p>0.0129000755273978</text:p>
          </table:table-cell>
          <table:table-cell table:number-columns-repeated="2"/>
          <table:table-cell office:value-type="float" office:value="33.4938812055682" calcext:value-type="float">
            <text:p>33.4938812055682</text:p>
          </table:table-cell>
          <table:table-cell/>
          <table:table-cell table:formula="of:=(ABS(([.E6]-[.E5])-0.5)/0.5)*100" office:value-type="float" office:value="2.15289229698072" calcext:value-type="float">
            <text:p>2.15289229698072</text:p>
          </table:table-cell>
          <table:table-cell/>
          <table:table-cell office:value-type="float" office:value="28.2190937508389" calcext:value-type="float">
            <text:p>28.2190937508389</text:p>
          </table:table-cell>
          <table:table-cell/>
          <table:table-cell table:formula="of:=(ABS(([.I5]-[.I6])-0.4)/0.4)*100" office:value-type="float" office:value="8.33840385949927" calcext:value-type="float">
            <text:p>8.33840385949927</text:p>
          </table:table-cell>
          <table:table-cell/>
          <table:table-cell office:value-type="float" office:value="38.8976885664656" calcext:value-type="float">
            <text:p>38.8976885664656</text:p>
          </table:table-cell>
          <table:table-cell/>
          <table:table-cell table:formula="of:=(ABS(([.M6]-[.M5])-0.3)/0.3)*100" office:value-type="float" office:value="11.1702046986688" calcext:value-type="float">
            <text:p>11.1702046986688</text:p>
          </table:table-cell>
          <table:table-cell/>
          <table:table-cell office:value-type="float" office:value="30.1180492043776" calcext:value-type="float">
            <text:p>30.1180492043776</text:p>
          </table:table-cell>
          <table:table-cell/>
          <table:table-cell table:formula="of:=(ABS(([.Q5]-[.Q6])-0.2)/0.2)*100" office:value-type="float" office:value="5.46202003394888" calcext:value-type="float">
            <text:p>5.46202003394888</text:p>
          </table:table-cell>
          <table:table-cell/>
          <table:table-cell office:value-type="float" office:value="37.2861437537763" calcext:value-type="float">
            <text:p>37.2861437537763</text:p>
          </table:table-cell>
          <table:table-cell/>
          <table:table-cell table:formula="of:=(ABS(([.U6]-[.U5])-0.1)/0.1)*100" office:value-type="float" office:value="30.5448387721" calcext:value-type="float">
            <text:p>30.5448387721</text:p>
          </table:table-cell>
          <table:table-cell/>
        </table:table-row>
        <table:table-row table:style-name="ro1">
          <table:table-cell office:value-type="float" office:value="78.2007548381248" calcext:value-type="float">
            <text:p>78.2007548381248</text:p>
          </table:table-cell>
          <table:table-cell table:formula="of:=([.A7]-[.A6])-1" office:value-type="float" office:value="0.00420362956910481" calcext:value-type="float">
            <text:p>0.00420362956910481</text:p>
          </table:table-cell>
          <table:table-cell table:number-columns-repeated="2"/>
          <table:table-cell office:value-type="float" office:value="33.9831167440833" calcext:value-type="float">
            <text:p>33.9831167440833</text:p>
          </table:table-cell>
          <table:table-cell/>
          <table:table-cell table:formula="of:=(ABS(([.E7]-[.E6])-0.5)/0.5)*100" office:value-type="float" office:value="1.03133988435928" calcext:value-type="float">
            <text:p>1.03133988435928</text:p>
          </table:table-cell>
          <table:table-cell/>
          <table:table-cell office:value-type="float" office:value="27.8524473662769" calcext:value-type="float">
            <text:p>27.8524473662769</text:p>
          </table:table-cell>
          <table:table-cell/>
          <table:table-cell table:formula="of:=(ABS(([.I6]-[.I7])-0.4)/0.4)*100" office:value-type="float" office:value="5.89795210137503" calcext:value-type="float">
            <text:p>5.89795210137503</text:p>
          </table:table-cell>
          <table:table-cell/>
          <table:table-cell office:value-type="float" office:value="39.2311991805616" calcext:value-type="float">
            <text:p>39.2311991805616</text:p>
          </table:table-cell>
          <table:table-cell/>
          <table:table-cell table:formula="of:=ABS(([.M7]-[.M6])-0.3)*100" office:value-type="float" office:value="2.95902146560067" calcext:value-type="float">
            <text:p>2.95902146560067</text:p>
          </table:table-cell>
          <table:table-cell/>
          <table:table-cell office:value-type="float" office:value="29.9071251643097" calcext:value-type="float">
            <text:p>29.9071251643097</text:p>
          </table:table-cell>
          <table:table-cell/>
          <table:table-cell table:formula="of:=(ABS(([.Q6]-[.Q7])-0.2)/0.2)*100" office:value-type="float" office:value="21.1832945046989" calcext:value-type="float">
            <text:p>21.1832945046989</text:p>
          </table:table-cell>
          <table:table-cell/>
          <table:table-cell office:value-type="float" office:value="37.3555989150042" calcext:value-type="float">
            <text:p>37.3555989150042</text:p>
          </table:table-cell>
          <table:table-cell/>
          <table:table-cell table:formula="of:=(ABS(([.U7]-[.U6])-0.1)/0.1)*100" office:value-type="float" office:value="9.89076712669998" calcext:value-type="float">
            <text:p>9.89076712669998</text:p>
          </table:table-cell>
          <table:table-cell/>
        </table:table-row>
        <table:table-row table:style-name="ro1">
          <table:table-cell office:value-type="float" office:value="79.2049584676939" calcext:value-type="float">
            <text:p>79.2049584676939</text:p>
          </table:table-cell>
          <table:table-cell table:formula="of:=([.A8]-[.A7])-1" office:value-type="float" office:value="0.00785971496580373" calcext:value-type="float">
            <text:p>0.00785971496580373</text:p>
          </table:table-cell>
          <table:table-cell table:number-columns-repeated="2"/>
          <table:table-cell office:value-type="float" office:value="34.4779600446615" calcext:value-type="float">
            <text:p>34.4779600446615</text:p>
          </table:table-cell>
          <table:table-cell/>
          <table:table-cell table:formula="of:=(ABS(([.E8]-[.E7])-0.5)/0.5)*100" office:value-type="float" office:value="5.44329204037979" calcext:value-type="float">
            <text:p>5.44329204037979</text:p>
          </table:table-cell>
          <table:table-cell/>
          <table:table-cell office:value-type="float" office:value="27.4760391746824" calcext:value-type="float">
            <text:p>27.4760391746824</text:p>
          </table:table-cell>
          <table:table-cell/>
          <table:table-cell table:formula="of:=(ABS(([.I7]-[.I8])-0.4)/0.4)*100" office:value-type="float" office:value="3.6164473822998" calcext:value-type="float">
            <text:p>3.6164473822998</text:p>
          </table:table-cell>
          <table:table-cell/>
          <table:table-cell office:value-type="float" office:value="39.5016089659056" calcext:value-type="float">
            <text:p>39.5016089659056</text:p>
          </table:table-cell>
          <table:table-cell/>
          <table:table-cell table:formula="of:=(ABS(([.M8]-[.M7])-0.3)/0.3)*100" office:value-type="float" office:value="7.0002256843002" calcext:value-type="float">
            <text:p>7.0002256843002</text:p>
          </table:table-cell>
          <table:table-cell/>
          <table:table-cell office:value-type="float" office:value="29.7494917533191" calcext:value-type="float">
            <text:p>29.7494917533191</text:p>
          </table:table-cell>
          <table:table-cell/>
          <table:table-cell table:formula="of:=(ABS(([.Q7]-[.Q8])-0.2)/0.2)*100" office:value-type="float" office:value="7.75975258229841" calcext:value-type="float">
            <text:p>7.75975258229841</text:p>
          </table:table-cell>
          <table:table-cell/>
          <table:table-cell office:value-type="float" office:value="37.4654896821309" calcext:value-type="float">
            <text:p>37.4654896821309</text:p>
          </table:table-cell>
          <table:table-cell/>
          <table:table-cell table:formula="of:=(ABS(([.U8]-[.U7])-0.1)/0.1)*100" office:value-type="float" office:value="15.8900629076996" calcext:value-type="float">
            <text:p>15.8900629076996</text:p>
          </table:table-cell>
          <table:table-cell/>
        </table:table-row>
        <table:table-row table:style-name="ro1">
          <table:table-cell office:value-type="float" office:value="80.2128181826597" calcext:value-type="float">
            <text:p>80.2128181826597</text:p>
          </table:table-cell>
          <table:table-cell table:formula="of:=([.A9]-[.A8])-1" office:value-type="float" office:value="-0.0197237485958084" calcext:value-type="float">
            <text:p>-0.0197237485958084</text:p>
          </table:table-cell>
          <table:table-cell table:number-columns-repeated="2"/>
          <table:table-cell office:value-type="float" office:value="34.9507435844596" calcext:value-type="float">
            <text:p>34.9507435844596</text:p>
          </table:table-cell>
          <table:table-cell/>
          <table:table-cell table:formula="of:=(ABS(([.E9]-[.E8])-0.5)/0.5)*100" office:value-type="float" office:value="3.1740422809392" calcext:value-type="float">
            <text:p>3.1740422809392</text:p>
          </table:table-cell>
          <table:table-cell/>
          <table:table-cell office:value-type="float" office:value="27.0615733851532" calcext:value-type="float">
            <text:p>27.0615733851532</text:p>
          </table:table-cell>
          <table:table-cell/>
          <table:table-cell table:formula="of:=(ABS(([.I8]-[.I9])-0.4)/0.4)*100" office:value-type="float" office:value="0.955477795999998" calcext:value-type="float">
            <text:p>0.955477795999998</text:p>
          </table:table-cell>
          <table:table-cell/>
          <table:table-cell office:value-type="float" office:value="39.8226096429585" calcext:value-type="float">
            <text:p>39.8226096429585</text:p>
          </table:table-cell>
          <table:table-cell/>
          <table:table-cell table:formula="of:=ABS(([.M9]-[.M8])-0.3)*100" office:value-type="float" office:value="0.772938332180645" calcext:value-type="float">
            <text:p>0.772938332180645</text:p>
          </table:table-cell>
          <table:table-cell/>
          <table:table-cell office:value-type="float" office:value="29.5339722481545" calcext:value-type="float">
            <text:p>29.5339722481545</text:p>
          </table:table-cell>
          <table:table-cell/>
          <table:table-cell table:formula="of:=(ABS(([.Q8]-[.Q9])-0.2)/0.2)*100" office:value-type="float" office:value="10.0313245982001" calcext:value-type="float">
            <text:p>10.0313245982001</text:p>
          </table:table-cell>
          <table:table-cell/>
          <table:table-cell office:value-type="float" office:value="37.5495996192232" calcext:value-type="float">
            <text:p>37.5495996192232</text:p>
          </table:table-cell>
          <table:table-cell/>
          <table:table-cell table:formula="of:=(ABS(([.U9]-[.U8])-0.1)/0.1)*100" office:value-type="float" office:value="1.47817196159536" calcext:value-type="float">
            <text:p>1.47817196159536</text:p>
          </table:table-cell>
          <table:table-cell/>
        </table:table-row>
        <table:table-row table:style-name="ro1">
          <table:table-cell office:value-type="float" office:value="81.1930944340639" calcext:value-type="float">
            <text:p>81.1930944340639</text:p>
          </table:table-cell>
          <table:table-cell table:formula="of:=([.A10]-[.A9])-1" office:value-type="float" office:value="0.00181899169589883" calcext:value-type="float">
            <text:p>0.00181899169589883</text:p>
          </table:table-cell>
          <table:table-cell table:number-columns-repeated="2"/>
          <table:table-cell office:value-type="float" office:value="35.4666137958643" calcext:value-type="float">
            <text:p>35.4666137958643</text:p>
          </table:table-cell>
          <table:table-cell/>
          <table:table-cell table:formula="of:=(ABS(([.E10]-[.E9])-0.5)/0.5)*100" office:value-type="float" office:value="2.46135392542044" calcext:value-type="float">
            <text:p>2.46135392542044</text:p>
          </table:table-cell>
          <table:table-cell/>
          <table:table-cell office:value-type="float" office:value="26.6577514739692" calcext:value-type="float">
            <text:p>26.6577514739692</text:p>
          </table:table-cell>
          <table:table-cell/>
          <table:table-cell table:formula="of:=(ABS(([.I9]-[.I10])-0.4)/0.4)*100" office:value-type="float" office:value="3.96782070129972" calcext:value-type="float">
            <text:p>3.96782070129972</text:p>
          </table:table-cell>
          <table:table-cell/>
          <table:table-cell office:value-type="float" office:value="40.1303390262803" calcext:value-type="float">
            <text:p>40.1303390262803</text:p>
          </table:table-cell>
          <table:table-cell/>
          <table:table-cell table:formula="of:=(ABS(([.M10]-[.M9])-0.3)/0.3)*100" office:value-type="float" office:value="3.47621549396706" calcext:value-type="float">
            <text:p>3.47621549396706</text:p>
          </table:table-cell>
          <table:table-cell/>
          <table:table-cell office:value-type="float" office:value="29.3139095989581" calcext:value-type="float">
            <text:p>29.3139095989581</text:p>
          </table:table-cell>
          <table:table-cell/>
          <table:table-cell table:formula="of:=(ABS(([.Q9]-[.Q10])-0.2)/0.2)*100" office:value-type="float" office:value="7.52563817014931" calcext:value-type="float">
            <text:p>7.52563817014931</text:p>
          </table:table-cell>
          <table:table-cell/>
          <table:table-cell office:value-type="float" office:value="37.6510777911848" calcext:value-type="float">
            <text:p>37.6510777911848</text:p>
          </table:table-cell>
          <table:table-cell/>
          <table:table-cell table:formula="of:=(ABS(([.U10]-[.U9])-0.1)/0.1)*100" office:value-type="float" office:value="2.8101650951001" calcext:value-type="float">
            <text:p>2.8101650951001</text:p>
          </table:table-cell>
          <table:table-cell/>
        </table:table-row>
        <table:table-row table:style-name="ro1">
          <table:table-cell office:value-type="float" office:value="82.1949134257598" calcext:value-type="float">
            <text:p>82.1949134257598</text:p>
          </table:table-cell>
          <table:table-cell table:formula="of:=([.A11]-[.A10])-1" office:value-type="float" office:value="-0.00131604259989615" calcext:value-type="float">
            <text:p>-0.00131604259989615</text:p>
          </table:table-cell>
          <table:table-cell table:number-columns-repeated="2"/>
          <table:table-cell office:value-type="float" office:value="35.9789205654914" calcext:value-type="float">
            <text:p>35.9789205654914</text:p>
          </table:table-cell>
          <table:table-cell/>
          <table:table-cell table:formula="of:=(ABS(([.E11]-[.E10])-0.5)/0.5)*100" office:value-type="float" office:value="0.233432951640111" calcext:value-type="float">
            <text:p>0.233432951640111</text:p>
          </table:table-cell>
          <table:table-cell/>
          <table:table-cell office:value-type="float" office:value="26.241880191164" calcext:value-type="float">
            <text:p>26.241880191164</text:p>
          </table:table-cell>
          <table:table-cell/>
          <table:table-cell table:formula="of:=(ABS(([.I10]-[.I11])-0.4)/0.4)*100" office:value-type="float" office:value="1.21293493952521" calcext:value-type="float">
            <text:p>1.21293493952521</text:p>
          </table:table-cell>
          <table:table-cell/>
          <table:table-cell office:value-type="float" office:value="40.4199103797984" calcext:value-type="float">
            <text:p>40.4199103797984</text:p>
          </table:table-cell>
          <table:table-cell/>
          <table:table-cell table:formula="of:=ABS(([.M11]-[.M10])-0.3)*100" office:value-type="float" office:value="0.170797305980414" calcext:value-type="float">
            <text:p>0.170797305980414</text:p>
          </table:table-cell>
          <table:table-cell/>
          <table:table-cell office:value-type="float" office:value="29.1289608752984" calcext:value-type="float">
            <text:p>29.1289608752984</text:p>
          </table:table-cell>
          <table:table-cell/>
          <table:table-cell table:formula="of:=(ABS(([.Q10]-[.Q11])-0.2)/0.2)*100" office:value-type="float" office:value="11.4587818196" calcext:value-type="float">
            <text:p>11.4587818196</text:p>
          </table:table-cell>
          <table:table-cell/>
          <table:table-cell office:value-type="float" office:value="37.7538879562799" calcext:value-type="float">
            <text:p>37.7538879562799</text:p>
          </table:table-cell>
          <table:table-cell/>
          <table:table-cell table:formula="of:=(ABS(([.U11]-[.U10])-0.1)/0.1)*100" office:value-type="float" office:value="11.1393431937955" calcext:value-type="float">
            <text:p>11.1393431937955</text:p>
          </table:table-cell>
          <table:table-cell/>
        </table:table-row>
        <table:table-row table:style-name="ro1">
          <table:table-cell office:value-type="float" office:value="83.1935973831599" calcext:value-type="float">
            <text:p>83.1935973831599</text:p>
          </table:table-cell>
          <table:table-cell table:formula="of:=([.A12]-[.A11])-1" office:value-type="float" office:value="0.0117693072183016" calcext:value-type="float">
            <text:p>0.0117693072183016</text:p>
          </table:table-cell>
          <table:table-cell table:number-columns-repeated="2"/>
          <table:table-cell office:value-type="float" office:value="36.4777534007332" calcext:value-type="float">
            <text:p>36.4777534007332</text:p>
          </table:table-cell>
          <table:table-cell/>
          <table:table-cell table:formula="of:=(ABS(([.E12]-[.E11])-0.5)/0.5)*100" office:value-type="float" office:value="1.38548268415946" calcext:value-type="float">
            <text:p>1.38548268415946</text:p>
          </table:table-cell>
          <table:table-cell/>
          <table:table-cell office:value-type="float" office:value="25.8370284514059" calcext:value-type="float">
            <text:p>25.8370284514059</text:p>
          </table:table-cell>
          <table:table-cell/>
          <table:table-cell table:formula="of:=(ABS(([.I11]-[.I12])-0.4)/0.4)*100" office:value-type="float" office:value="0.814149766325295" calcext:value-type="float">
            <text:p>0.814149766325295</text:p>
          </table:table-cell>
          <table:table-cell/>
          <table:table-cell office:value-type="float" office:value="40.7182024067386" calcext:value-type="float">
            <text:p>40.7182024067386</text:p>
          </table:table-cell>
          <table:table-cell/>
          <table:table-cell table:formula="of:=(ABS(([.M12]-[.M11])-0.3)/0.3)*100" office:value-type="float" office:value="2.42539862790068" calcext:value-type="float">
            <text:p>2.42539862790068</text:p>
          </table:table-cell>
          <table:table-cell/>
          <table:table-cell office:value-type="float" office:value="28.9060433116592" calcext:value-type="float">
            <text:p>28.9060433116592</text:p>
          </table:table-cell>
          <table:table-cell/>
          <table:table-cell table:formula="of:=(ABS(([.Q11]-[.Q12])-0.2)/0.2)*100" office:value-type="float" office:value="0.0475588245500147" calcext:value-type="float">
            <text:p>0.0475588245500147</text:p>
          </table:table-cell>
          <table:table-cell/>
          <table:table-cell office:value-type="float" office:value="37.8427486130861" calcext:value-type="float">
            <text:p>37.8427486130861</text:p>
          </table:table-cell>
          <table:table-cell/>
          <table:table-cell table:formula="of:=(ABS(([.U12]-[.U11])-0.1)/0.1)*100" office:value-type="float" office:value="23.4379517863004" calcext:value-type="float">
            <text:p>23.4379517863004</text:p>
          </table:table-cell>
          <table:table-cell/>
        </table:table-row>
        <table:table-row table:style-name="ro1">
          <table:table-cell office:value-type="float" office:value="84.2053666903782" calcext:value-type="float">
            <text:p>84.2053666903782</text:p>
          </table:table-cell>
          <table:table-cell table:formula="of:=([.A13]-[.A12])-1" office:value-type="float" office:value="0.00879822996020607" calcext:value-type="float">
            <text:p>0.00879822996020607</text:p>
          </table:table-cell>
          <table:table-cell table:number-columns-repeated="2"/>
          <table:table-cell office:value-type="float" office:value="36.984680814154" calcext:value-type="float">
            <text:p>36.984680814154</text:p>
          </table:table-cell>
          <table:table-cell/>
          <table:table-cell table:formula="of:=(ABS(([.E13]-[.E12])-0.5)/0.5)*100" office:value-type="float" office:value="2.42632077805922" calcext:value-type="float">
            <text:p>2.42632077805922</text:p>
          </table:table-cell>
          <table:table-cell/>
          <table:table-cell office:value-type="float" office:value="25.4337718523406" calcext:value-type="float">
            <text:p>25.4337718523406</text:p>
          </table:table-cell>
          <table:table-cell/>
          <table:table-cell table:formula="of:=(ABS(([.I12]-[.I13])-0.4)/0.4)*100" office:value-type="float" office:value="7.87671665855019" calcext:value-type="float">
            <text:p>7.87671665855019</text:p>
          </table:table-cell>
          <table:table-cell/>
          <table:table-cell office:value-type="float" office:value="41.0254786026223" calcext:value-type="float">
            <text:p>41.0254786026223</text:p>
          </table:table-cell>
          <table:table-cell/>
          <table:table-cell table:formula="of:=ABS(([.M13]-[.M12])-0.3)*100" office:value-type="float" office:value="0.756876814069757" calcext:value-type="float">
            <text:p>0.756876814069757</text:p>
          </table:table-cell>
          <table:table-cell/>
          <table:table-cell office:value-type="float" office:value="28.7061384293083" calcext:value-type="float">
            <text:p>28.7061384293083</text:p>
          </table:table-cell>
          <table:table-cell/>
          <table:table-cell table:formula="of:=(ABS(([.Q12]-[.Q13])-0.2)/0.2)*100" office:value-type="float" office:value="17.0648749371502" calcext:value-type="float">
            <text:p>17.0648749371502</text:p>
          </table:table-cell>
          <table:table-cell/>
          <table:table-cell office:value-type="float" office:value="37.9661865648724" calcext:value-type="float">
            <text:p>37.9661865648724</text:p>
          </table:table-cell>
          <table:table-cell/>
          <table:table-cell table:formula="of:=(ABS(([.U13]-[.U12])-0.1)/0.1)*100" office:value-type="float" office:value="1.78664003589687" calcext:value-type="float">
            <text:p>1.78664003589687</text:p>
          </table:table-cell>
          <table:table-cell/>
        </table:table-row>
        <table:table-row table:style-name="ro1">
          <table:table-cell office:value-type="float" office:value="85.2141649203384" calcext:value-type="float">
            <text:p>85.2141649203384</text:p>
          </table:table-cell>
          <table:table-cell table:formula="of:=([.A14]-[.A13])-1" office:value-type="float" office:value="-0.00672159165250719" calcext:value-type="float">
            <text:p>-0.00672159165250719</text:p>
          </table:table-cell>
          <table:table-cell table:number-columns-repeated="2"/>
          <table:table-cell office:value-type="float" office:value="37.4725492102637" calcext:value-type="float">
            <text:p>37.4725492102637</text:p>
          </table:table-cell>
          <table:table-cell/>
          <table:table-cell table:formula="of:=(ABS(([.E14]-[.E13])-0.5)/0.5)*100" office:value-type="float" office:value="2.25396274299925" calcext:value-type="float">
            <text:p>2.25396274299925</text:p>
          </table:table-cell>
          <table:table-cell/>
          <table:table-cell office:value-type="float" office:value="25.0652787189748" calcext:value-type="float">
            <text:p>25.0652787189748</text:p>
          </table:table-cell>
          <table:table-cell/>
          <table:table-cell table:formula="of:=(ABS(([.I13]-[.I14])-0.4)/0.4)*100" office:value-type="float" office:value="9.04911649229998" calcext:value-type="float">
            <text:p>9.04911649229998</text:p>
          </table:table-cell>
          <table:table-cell/>
          <table:table-cell office:value-type="float" office:value="41.333047370763" calcext:value-type="float">
            <text:p>41.333047370763</text:p>
          </table:table-cell>
          <table:table-cell/>
          <table:table-cell table:formula="of:=(ABS(([.M14]-[.M13])-0.3)/0.3)*100" office:value-type="float" office:value="1.26872879813457" calcext:value-type="float">
            <text:p>1.26872879813457</text:p>
          </table:table-cell>
          <table:table-cell/>
          <table:table-cell office:value-type="float" office:value="28.5402681791826" calcext:value-type="float">
            <text:p>28.5402681791826</text:p>
          </table:table-cell>
          <table:table-cell/>
          <table:table-cell table:formula="of:=(ABS(([.Q13]-[.Q14])-0.2)/0.2)*100" office:value-type="float" office:value="11.24822853305" calcext:value-type="float">
            <text:p>11.24822853305</text:p>
          </table:table-cell>
          <table:table-cell/>
          <table:table-cell office:value-type="float" office:value="38.0679732049083" calcext:value-type="float">
            <text:p>38.0679732049083</text:p>
          </table:table-cell>
          <table:table-cell/>
          <table:table-cell table:formula="of:=(ABS(([.U14]-[.U13])-0.1)/0.1)*100" office:value-type="float" office:value="13.1064692784989" calcext:value-type="float">
            <text:p>13.1064692784989</text:p>
          </table:table-cell>
          <table:table-cell/>
        </table:table-row>
        <table:table-row table:style-name="ro1">
          <table:table-cell office:value-type="float" office:value="86.2074433286859" calcext:value-type="float">
            <text:p>86.2074433286859</text:p>
          </table:table-cell>
          <table:table-cell table:formula="of:=([.A15]-[.A14])-1" office:value-type="float" office:value="0.010210794569204" calcext:value-type="float">
            <text:p>0.010210794569204</text:p>
          </table:table-cell>
          <table:table-cell table:number-columns-repeated="2"/>
          <table:table-cell office:value-type="float" office:value="37.9838190239787" calcext:value-type="float">
            <text:p>37.9838190239787</text:p>
          </table:table-cell>
          <table:table-cell/>
          <table:table-cell table:formula="of:=(ABS(([.E15]-[.E14])-0.5)/0.5)*100" office:value-type="float" office:value="2.65950118239999" calcext:value-type="float">
            <text:p>2.65950118239999</text:p>
          </table:table-cell>
          <table:table-cell/>
          <table:table-cell office:value-type="float" office:value="24.6290822530056" calcext:value-type="float">
            <text:p>24.6290822530056</text:p>
          </table:table-cell>
          <table:table-cell/>
          <table:table-cell table:formula="of:=(ABS(([.I14]-[.I15])-0.4)/0.4)*100" office:value-type="float" office:value="2.54725939002523" calcext:value-type="float">
            <text:p>2.54725939002523</text:p>
          </table:table-cell>
          <table:table-cell/>
          <table:table-cell office:value-type="float" office:value="41.6368535571574" calcext:value-type="float">
            <text:p>41.6368535571574</text:p>
          </table:table-cell>
          <table:table-cell/>
          <table:table-cell table:formula="of:=(ABS(([.M15]-[.M14])-0.3)/0.3)*100" office:value-type="float" office:value="3.33158691459943" calcext:value-type="float">
            <text:p>3.33158691459943</text:p>
          </table:table-cell>
          <table:table-cell/>
          <table:table-cell office:value-type="float" office:value="28.3177717221165" calcext:value-type="float">
            <text:p>28.3177717221165</text:p>
          </table:table-cell>
          <table:table-cell/>
          <table:table-cell table:formula="of:=(ABS(([.Q14]-[.Q15])-0.2)/0.2)*100" office:value-type="float" office:value="2.31110229840006" calcext:value-type="float">
            <text:p>2.31110229840006</text:p>
          </table:table-cell>
          <table:table-cell/>
          <table:table-cell office:value-type="float" office:value="38.1810796741868" calcext:value-type="float">
            <text:p>38.1810796741868</text:p>
          </table:table-cell>
          <table:table-cell/>
          <table:table-cell table:formula="of:=(ABS(([.U15]-[.U14])-0.1)/0.1)*100" office:value-type="float" office:value="8.71126694299421" calcext:value-type="float">
            <text:p>8.71126694299421</text:p>
          </table:table-cell>
          <table:table-cell/>
        </table:table-row>
        <table:table-row table:style-name="ro1">
          <table:table-cell office:value-type="float" office:value="87.2176541232551" calcext:value-type="float">
            <text:p>87.2176541232551</text:p>
          </table:table-cell>
          <table:table-cell table:formula="of:=([.A16]-[.A15])-1" office:value-type="float" office:value="-0.00440911706880343" calcext:value-type="float">
            <text:p>-0.00440911706880343</text:p>
          </table:table-cell>
          <table:table-cell table:number-columns-repeated="2"/>
          <table:table-cell office:value-type="float" office:value="38.4705215180667" calcext:value-type="float">
            <text:p>38.4705215180667</text:p>
          </table:table-cell>
          <table:table-cell/>
          <table:table-cell table:formula="of:=(ABS(([.E16]-[.E15])-0.5)/0.5)*100" office:value-type="float" office:value="1.35630275484004" calcext:value-type="float">
            <text:p>1.35630275484004</text:p>
          </table:table-cell>
          <table:table-cell/>
          <table:table-cell office:value-type="float" office:value="24.2392712905657" calcext:value-type="float">
            <text:p>24.2392712905657</text:p>
          </table:table-cell>
          <table:table-cell/>
          <table:table-cell table:formula="of:=(ABS(([.I15]-[.I16])-0.4)/0.4)*100" office:value-type="float" office:value="4.44810442492524" calcext:value-type="float">
            <text:p>4.44810442492524</text:p>
          </table:table-cell>
          <table:table-cell/>
          <table:table-cell office:value-type="float" office:value="41.9468483179012" calcext:value-type="float">
            <text:p>41.9468483179012</text:p>
          </table:table-cell>
          <table:table-cell/>
          <table:table-cell table:formula="of:=ABS(([.M16]-[.M15])-0.3)*100" office:value-type="float" office:value="1.8187266462003" calcext:value-type="float">
            <text:p>1.8187266462003</text:p>
          </table:table-cell>
          <table:table-cell/>
          <table:table-cell office:value-type="float" office:value="28.1223939267133" calcext:value-type="float">
            <text:p>28.1223939267133</text:p>
          </table:table-cell>
          <table:table-cell/>
          <table:table-cell table:formula="of:=(ABS(([.Q15]-[.Q16])-0.2)/0.2)*100" office:value-type="float" office:value="0.907461998851028" calcext:value-type="float">
            <text:p>0.907461998851028</text:p>
          </table:table-cell>
          <table:table-cell/>
          <table:table-cell office:value-type="float" office:value="38.2723684072438" calcext:value-type="float">
            <text:p>38.2723684072438</text:p>
          </table:table-cell>
          <table:table-cell/>
          <table:table-cell table:formula="of:=(ABS(([.U16]-[.U15])-0.1)/0.1)*100" office:value-type="float" office:value="0.0810953536941328" calcext:value-type="float">
            <text:p>0.0810953536941328</text:p>
          </table:table-cell>
          <table:table-cell/>
        </table:table-row>
        <table:table-row table:style-name="ro1">
          <table:table-cell office:value-type="float" office:value="88.2132450061863" calcext:value-type="float">
            <text:p>88.2132450061863</text:p>
          </table:table-cell>
          <table:table-cell table:formula="of:=([.A17]-[.A16])-1" office:value-type="float" office:value="-0.0122650946753993" calcext:value-type="float">
            <text:p>-0.0122650946753993</text:p>
          </table:table-cell>
          <table:table-cell table:number-columns-repeated="2"/>
          <table:table-cell office:value-type="float" office:value="38.9637400042925" calcext:value-type="float">
            <text:p>38.9637400042925</text:p>
          </table:table-cell>
          <table:table-cell/>
          <table:table-cell table:formula="of:=(ABS(([.E17]-[.E16])-0.5)/0.5)*100" office:value-type="float" office:value="3.95717899084076" calcext:value-type="float">
            <text:p>3.95717899084076</text:p>
          </table:table-cell>
          <table:table-cell/>
          <table:table-cell office:value-type="float" office:value="23.821478872866" calcext:value-type="float">
            <text:p>23.821478872866</text:p>
          </table:table-cell>
          <table:table-cell/>
          <table:table-cell table:formula="of:=(ABS(([.I16]-[.I17])-0.4)/0.4)*100" office:value-type="float" office:value="2.79194289399989" calcext:value-type="float">
            <text:p>2.79194289399989</text:p>
          </table:table-cell>
          <table:table-cell/>
          <table:table-cell office:value-type="float" office:value="42.2286610514392" calcext:value-type="float">
            <text:p>42.2286610514392</text:p>
          </table:table-cell>
          <table:table-cell/>
          <table:table-cell table:formula="of:=(ABS(([.M17]-[.M16])-0.3)/0.3)*100" office:value-type="float" office:value="0.0088146394655042" calcext:value-type="float">
            <text:p>0.0088146394655042</text:p>
          </table:table-cell>
          <table:table-cell/>
          <table:table-cell office:value-type="float" office:value="27.9205790027156" calcext:value-type="float">
            <text:p>27.9205790027156</text:p>
          </table:table-cell>
          <table:table-cell/>
          <table:table-cell table:formula="of:=(ABS(([.Q16]-[.Q17])-0.2)/0.2)*100" office:value-type="float" office:value="4.12179629834916" calcext:value-type="float">
            <text:p>4.12179629834916</text:p>
          </table:table-cell>
          <table:table-cell/>
          <table:table-cell office:value-type="float" office:value="38.3724495025975" calcext:value-type="float">
            <text:p>38.3724495025975</text:p>
          </table:table-cell>
          <table:table-cell/>
          <table:table-cell table:formula="of:=(ABS(([.U17]-[.U16])-0.1)/0.1)*100" office:value-type="float" office:value="12.5380502064004" calcext:value-type="float">
            <text:p>12.5380502064004</text:p>
          </table:table-cell>
          <table:table-cell/>
        </table:table-row>
        <table:table-row table:style-name="ro1">
          <table:table-cell office:value-type="float" office:value="89.2009799115109" calcext:value-type="float">
            <text:p>89.2009799115109</text:p>
          </table:table-cell>
          <table:table-cell table:formula="of:=([.A18]-[.A17])-1" office:value-type="float" office:value="-0.0043787488154976" calcext:value-type="float">
            <text:p>-0.0043787488154976</text:p>
          </table:table-cell>
          <table:table-cell table:number-columns-repeated="2"/>
          <table:table-cell office:value-type="float" office:value="39.4835258992467" calcext:value-type="float">
            <text:p>39.4835258992467</text:p>
          </table:table-cell>
          <table:table-cell/>
          <table:table-cell table:formula="of:=(ABS(([.E18]-[.E17])-0.5)/0.5)*100" office:value-type="float" office:value="1.91997980618055" calcext:value-type="float">
            <text:p>1.91997980618055</text:p>
          </table:table-cell>
          <table:table-cell/>
          <table:table-cell office:value-type="float" office:value="23.432646644442" calcext:value-type="float">
            <text:p>23.432646644442</text:p>
          </table:table-cell>
          <table:table-cell/>
          <table:table-cell table:formula="of:=(ABS(([.I17]-[.I18])-0.4)/0.4)*100" office:value-type="float" office:value="2.59462710072569" calcext:value-type="float">
            <text:p>2.59462710072569</text:p>
          </table:table-cell>
          <table:table-cell/>
          <table:table-cell office:value-type="float" office:value="42.5286346075208" calcext:value-type="float">
            <text:p>42.5286346075208</text:p>
          </table:table-cell>
          <table:table-cell/>
          <table:table-cell table:formula="of:=ABS(([.M18]-[.M17])-0.3)*100" office:value-type="float" office:value="2.4256929176002" calcext:value-type="float">
            <text:p>2.4256929176002</text:p>
          </table:table-cell>
          <table:table-cell/>
          <table:table-cell office:value-type="float" office:value="27.7123354101189" calcext:value-type="float">
            <text:p>27.7123354101189</text:p>
          </table:table-cell>
          <table:table-cell/>
          <table:table-cell table:formula="of:=(ABS(([.Q17]-[.Q18])-0.2)/0.2)*100" office:value-type="float" office:value="2.47594068550008" calcext:value-type="float">
            <text:p>2.47594068550008</text:p>
          </table:table-cell>
          <table:table-cell/>
          <table:table-cell office:value-type="float" office:value="38.4599114523911" calcext:value-type="float">
            <text:p>38.4599114523911</text:p>
          </table:table-cell>
          <table:table-cell/>
          <table:table-cell table:formula="of:=(ABS(([.U18]-[.U17])-0.1)/0.1)*100" office:value-type="float" office:value="13.1634705834983" calcext:value-type="float">
            <text:p>13.1634705834983</text:p>
          </table:table-cell>
          <table:table-cell/>
        </table:table-row>
        <table:table-row table:style-name="ro1">
          <table:table-cell office:value-type="float" office:value="90.1966011626954" calcext:value-type="float">
            <text:p>90.1966011626954</text:p>
          </table:table-cell>
          <table:table-cell table:formula="of:=([.A19]-[.A18])-1" office:value-type="float" office:value="-0.0233165616094055" calcext:value-type="float">
            <text:p>-0.0233165616094055</text:p>
          </table:table-cell>
          <table:table-cell table:number-columns-repeated="2"/>
          <table:table-cell office:value-type="float" office:value="39.9739260002158" calcext:value-type="float">
            <text:p>39.9739260002158</text:p>
          </table:table-cell>
          <table:table-cell/>
          <table:table-cell table:formula="of:=(ABS(([.E19]-[.E18])-0.5)/0.5)*100" office:value-type="float" office:value="0.691398359980155" calcext:value-type="float">
            <text:p>0.691398359980155</text:p>
          </table:table-cell>
          <table:table-cell/>
          <table:table-cell office:value-type="float" office:value="23.0430251528449" calcext:value-type="float">
            <text:p>23.0430251528449</text:p>
          </table:table-cell>
          <table:table-cell/>
          <table:table-cell table:formula="of:=(ABS(([.I18]-[.I19])-0.4)/0.4)*100" office:value-type="float" office:value="4.7602947379243" calcext:value-type="float">
            <text:p>4.7602947379243</text:p>
          </table:table-cell>
          <table:table-cell/>
          <table:table-cell office:value-type="float" office:value="42.8528915366968" calcext:value-type="float">
            <text:p>42.8528915366968</text:p>
          </table:table-cell>
          <table:table-cell/>
          <table:table-cell table:formula="of:=(ABS(([.M19]-[.M18])-0.3)/0.3)*100" office:value-type="float" office:value="0.0441433754010216" calcext:value-type="float">
            <text:p>0.0441433754010216</text:p>
          </table:table-cell>
          <table:table-cell/>
          <table:table-cell office:value-type="float" office:value="27.5172872914899" calcext:value-type="float">
            <text:p>27.5172872914899</text:p>
          </table:table-cell>
          <table:table-cell/>
          <table:table-cell table:formula="of:=(ABS(([.Q18]-[.Q19])-0.2)/0.2)*100" office:value-type="float" office:value="0.454689324099894" calcext:value-type="float">
            <text:p>0.454689324099894</text:p>
          </table:table-cell>
          <table:table-cell/>
          <table:table-cell office:value-type="float" office:value="38.5467479818076" calcext:value-type="float">
            <text:p>38.5467479818076</text:p>
          </table:table-cell>
          <table:table-cell/>
          <table:table-cell table:formula="of:=(ABS(([.U19]-[.U18])-0.1)/0.1)*100" office:value-type="float" office:value="4.32632265449798" calcext:value-type="float">
            <text:p>4.32632265449798</text:p>
          </table:table-cell>
          <table:table-cell/>
        </table:table-row>
        <table:table-row table:style-name="ro1">
          <table:table-cell office:value-type="float" office:value="91.173284601086" calcext:value-type="float">
            <text:p>91.173284601086</text:p>
          </table:table-cell>
          <table:table-cell table:formula="of:=([.A20]-[.A19])-1" office:value-type="float" office:value="0.0226171558211092" calcext:value-type="float">
            <text:p>0.0226171558211092</text:p>
          </table:table-cell>
          <table:table-cell table:number-columns-repeated="2"/>
          <table:table-cell office:value-type="float" office:value="40.4704690084159" calcext:value-type="float">
            <text:p>40.4704690084159</text:p>
          </table:table-cell>
          <table:table-cell/>
          <table:table-cell table:formula="of:=(ABS(([.E20]-[.E19])-0.5)/0.5)*100" office:value-type="float" office:value="5.08965565266095" calcext:value-type="float">
            <text:p>5.08965565266095</text:p>
          </table:table-cell>
          <table:table-cell/>
          <table:table-cell office:value-type="float" office:value="22.6620663317966" calcext:value-type="float">
            <text:p>22.6620663317966</text:p>
          </table:table-cell>
          <table:table-cell/>
          <table:table-cell table:formula="of:=(ABS(([.I19]-[.I20])-0.4)/0.4)*100" office:value-type="float" office:value="10.8188532037495" calcext:value-type="float">
            <text:p>10.8188532037495</text:p>
          </table:table-cell>
          <table:table-cell/>
          <table:table-cell office:value-type="float" office:value="43.1527591065706" calcext:value-type="float">
            <text:p>43.1527591065706</text:p>
          </table:table-cell>
          <table:table-cell/>
          <table:table-cell table:formula="of:=ABS(([.M20]-[.M19])-0.3)*100" office:value-type="float" office:value="1.06073944504999" calcext:value-type="float">
            <text:p>1.06073944504999</text:p>
          </table:table-cell>
          <table:table-cell/>
          <table:table-cell office:value-type="float" office:value="27.3181966701381" calcext:value-type="float">
            <text:p>27.3181966701381</text:p>
          </table:table-cell>
          <table:table-cell/>
          <table:table-cell table:formula="of:=(ABS(([.Q19]-[.Q20])-0.2)/0.2)*100" office:value-type="float" office:value="2.21695958844989" calcext:value-type="float">
            <text:p>2.21695958844989</text:p>
          </table:table-cell>
          <table:table-cell/>
          <table:table-cell office:value-type="float" office:value="38.6424216591531" calcext:value-type="float">
            <text:p>38.6424216591531</text:p>
          </table:table-cell>
          <table:table-cell/>
          <table:table-cell table:formula="of:=(ABS(([.U20]-[.U19])-0.1)/0.1)*100" office:value-type="float" office:value="25.3575417175028" calcext:value-type="float">
            <text:p>25.3575417175028</text:p>
          </table:table-cell>
          <table:table-cell/>
        </table:table-row>
        <table:table-row table:style-name="ro1">
          <table:table-cell office:value-type="float" office:value="92.1959017569071" calcext:value-type="float">
            <text:p>92.1959017569071</text:p>
          </table:table-cell>
          <table:table-cell table:formula="of:=([.A21]-[.A20])-1" office:value-type="float" office:value="-0.00439857246480813" calcext:value-type="float">
            <text:p>-0.00439857246480813</text:p>
          </table:table-cell>
          <table:table-cell table:number-columns-repeated="2"/>
          <table:table-cell office:value-type="float" office:value="40.9959172866792" calcext:value-type="float">
            <text:p>40.9959172866792</text:p>
          </table:table-cell>
          <table:table-cell/>
          <table:table-cell table:formula="of:=(ABS(([.E21]-[.E20])-0.5)/0.5)*100" office:value-type="float" office:value="3.53346182921967" calcext:value-type="float">
            <text:p>3.53346182921967</text:p>
          </table:table-cell>
          <table:table-cell/>
          <table:table-cell office:value-type="float" office:value="22.2187909189816" calcext:value-type="float">
            <text:p>22.2187909189816</text:p>
          </table:table-cell>
          <table:table-cell/>
          <table:table-cell table:formula="of:=(ABS(([.I20]-[.I21])-0.4)/0.4)*100" office:value-type="float" office:value="8.68508388642511" calcext:value-type="float">
            <text:p>8.68508388642511</text:p>
          </table:table-cell>
          <table:table-cell/>
          <table:table-cell office:value-type="float" office:value="43.4633665010211" calcext:value-type="float">
            <text:p>43.4633665010211</text:p>
          </table:table-cell>
          <table:table-cell/>
          <table:table-cell table:formula="of:=(ABS(([.M21]-[.M20])-0.3)/0.3)*100" office:value-type="float" office:value="5.07063375243272" calcext:value-type="float">
            <text:p>5.07063375243272</text:p>
          </table:table-cell>
          <table:table-cell/>
          <table:table-cell office:value-type="float" office:value="27.1137627509612" calcext:value-type="float">
            <text:p>27.1137627509612</text:p>
          </table:table-cell>
          <table:table-cell/>
          <table:table-cell table:formula="of:=(ABS(([.Q20]-[.Q21])-0.2)/0.2)*100" office:value-type="float" office:value="18.4360617079506" calcext:value-type="float">
            <text:p>18.4360617079506</text:p>
          </table:table-cell>
          <table:table-cell/>
          <table:table-cell office:value-type="float" office:value="38.7170641174356" calcext:value-type="float">
            <text:p>38.7170641174356</text:p>
          </table:table-cell>
          <table:table-cell/>
          <table:table-cell table:formula="of:=(ABS(([.U21]-[.U20])-0.1)/0.1)*100" office:value-type="float" office:value="26.1746904676997" calcext:value-type="float">
            <text:p>26.1746904676997</text:p>
          </table:table-cell>
          <table:table-cell/>
        </table:table-row>
        <table:table-row table:style-name="ro1">
          <table:table-cell office:value-type="float" office:value="93.1915031844423" calcext:value-type="float">
            <text:p>93.1915031844423</text:p>
          </table:table-cell>
          <table:table-cell table:formula="of:=([.A22]-[.A21])-1" office:value-type="float" office:value="-0.0168334627989992" calcext:value-type="float">
            <text:p>-0.0168334627989992</text:p>
          </table:table-cell>
          <table:table-cell table:number-columns-repeated="2"/>
          <table:table-cell office:value-type="float" office:value="41.4782499775331" calcext:value-type="float">
            <text:p>41.4782499775331</text:p>
          </table:table-cell>
          <table:table-cell/>
          <table:table-cell table:formula="of:=(ABS(([.E22]-[.E21])-0.5)/0.5)*100" office:value-type="float" office:value="2.1268194727611" calcext:value-type="float">
            <text:p>2.1268194727611</text:p>
          </table:table-cell>
          <table:table-cell/>
          <table:table-cell office:value-type="float" office:value="21.8535312545273" calcext:value-type="float">
            <text:p>21.8535312545273</text:p>
          </table:table-cell>
          <table:table-cell/>
          <table:table-cell table:formula="of:=(ABS(([.I21]-[.I22])-0.4)/0.4)*100" office:value-type="float" office:value="14.7385191652503" calcext:value-type="float">
            <text:p>14.7385191652503</text:p>
          </table:table-cell>
          <table:table-cell/>
          <table:table-cell office:value-type="float" office:value="43.7481545997638" calcext:value-type="float">
            <text:p>43.7481545997638</text:p>
          </table:table-cell>
          <table:table-cell/>
          <table:table-cell table:formula="of:=ABS(([.M22]-[.M21])-0.3)*100" office:value-type="float" office:value="0.745514456499735" calcext:value-type="float">
            <text:p>0.745514456499735</text:p>
          </table:table-cell>
          <table:table-cell/>
          <table:table-cell office:value-type="float" office:value="26.9506348743771" calcext:value-type="float">
            <text:p>26.9506348743771</text:p>
          </table:table-cell>
          <table:table-cell/>
          <table:table-cell table:formula="of:=(ABS(([.Q21]-[.Q22])-0.2)/0.2)*100" office:value-type="float" office:value="5.76061862064883" calcext:value-type="float">
            <text:p>5.76061862064883</text:p>
          </table:table-cell>
          <table:table-cell/>
          <table:table-cell office:value-type="float" office:value="38.8432388079033" calcext:value-type="float">
            <text:p>38.8432388079033</text:p>
          </table:table-cell>
          <table:table-cell/>
          <table:table-cell table:formula="of:=(ABS(([.U22]-[.U21])-0.1)/0.1)*100" office:value-type="float" office:value="33.3680637273034" calcext:value-type="float">
            <text:p>33.3680637273034</text:p>
          </table:table-cell>
          <table:table-cell/>
        </table:table-row>
        <table:table-row table:style-name="ro1">
          <table:table-cell office:value-type="float" office:value="94.1746697216433" calcext:value-type="float">
            <text:p>94.1746697216433</text:p>
          </table:table-cell>
          <table:table-cell table:formula="of:=([.A23]-[.A22])-1" office:value-type="float" office:value="0.0145352815106037" calcext:value-type="float">
            <text:p>0.0145352815106037</text:p>
          </table:table-cell>
          <table:table-cell table:number-columns-repeated="2"/>
          <table:table-cell office:value-type="float" office:value="41.9676158801693" calcext:value-type="float">
            <text:p>41.9676158801693</text:p>
          </table:table-cell>
          <table:table-cell/>
          <table:table-cell table:formula="of:=(ABS(([.E23]-[.E22])-0.5)/0.5)*100" office:value-type="float" office:value="5.35847812534058" calcext:value-type="float">
            <text:p>5.35847812534058</text:p>
          </table:table-cell>
          <table:table-cell/>
          <table:table-cell office:value-type="float" office:value="21.3945771778663" calcext:value-type="float">
            <text:p>21.3945771778663</text:p>
          </table:table-cell>
          <table:table-cell/>
          <table:table-cell table:formula="of:=(ABS(([.I22]-[.I23])-0.4)/0.4)*100" office:value-type="float" office:value="13.7105045333751" calcext:value-type="float">
            <text:p>13.7105045333751</text:p>
          </table:table-cell>
          <table:table-cell/>
          <table:table-cell office:value-type="float" office:value="44.0556097443288" calcext:value-type="float">
            <text:p>44.0556097443288</text:p>
          </table:table-cell>
          <table:table-cell/>
          <table:table-cell table:formula="of:=(ABS(([.M23]-[.M22])-0.3)/0.3)*100" office:value-type="float" office:value="4.07220114499864" calcext:value-type="float">
            <text:p>4.07220114499864</text:p>
          </table:table-cell>
          <table:table-cell/>
          <table:table-cell office:value-type="float" office:value="26.7621561116184" calcext:value-type="float">
            <text:p>26.7621561116184</text:p>
          </table:table-cell>
          <table:table-cell/>
          <table:table-cell table:formula="of:=(ABS(([.Q22]-[.Q23])-0.2)/0.2)*100" office:value-type="float" office:value="12.4234029121496" calcext:value-type="float">
            <text:p>12.4234029121496</text:p>
          </table:table-cell>
          <table:table-cell/>
          <table:table-cell office:value-type="float" office:value="38.9766068716306" calcext:value-type="float">
            <text:p>38.9766068716306</text:p>
          </table:table-cell>
          <table:table-cell/>
          <table:table-cell table:formula="of:=(ABS(([.U23]-[.U22])-0.1)/0.1)*100" office:value-type="float" office:value="28.5784264709989" calcext:value-type="float">
            <text:p>28.5784264709989</text:p>
          </table:table-cell>
          <table:table-cell table:style-name="ce2" office:value-type="string" calcext:value-type="string">
            <text:p>°</text:p>
          </table:table-cell>
        </table:table-row>
        <table:table-row table:style-name="ro1">
          <table:table-cell office:value-type="float" office:value="95.1892050031539" calcext:value-type="float">
            <text:p>95.1892050031539</text:p>
          </table:table-cell>
          <table:table-cell table:formula="of:=([.A24]-[.A23])-1" office:value-type="float" office:value="0.0111584195246053" calcext:value-type="float">
            <text:p>0.0111584195246053</text:p>
          </table:table-cell>
          <table:table-cell table:number-columns-repeated="2"/>
          <table:table-cell office:value-type="float" office:value="42.494408270796" calcext:value-type="float">
            <text:p>42.494408270796</text:p>
          </table:table-cell>
          <table:table-cell/>
          <table:table-cell table:formula="of:=(ABS(([.E24]-[.E23])-0.5)/0.5)*100" office:value-type="float" office:value="4.8637559403403" calcext:value-type="float">
            <text:p>4.8637559403403</text:p>
          </table:table-cell>
          <table:table-cell/>
          <table:table-cell office:value-type="float" office:value="21.0494191959998" calcext:value-type="float">
            <text:p>21.0494191959998</text:p>
          </table:table-cell>
          <table:table-cell/>
          <table:table-cell table:formula="of:=(ABS(([.I23]-[.I24])-0.4)/0.4)*100" office:value-type="float" office:value="13.0520012422247" calcext:value-type="float">
            <text:p>13.0520012422247</text:p>
          </table:table-cell>
          <table:table-cell/>
          <table:table-cell office:value-type="float" office:value="44.3433931408938" calcext:value-type="float">
            <text:p>44.3433931408938</text:p>
          </table:table-cell>
          <table:table-cell/>
          <table:table-cell table:formula="of:=ABS(([.M24]-[.M23])-0.3)*100" office:value-type="float" office:value="0.511702925649898" calcext:value-type="float">
            <text:p>0.511702925649898</text:p>
          </table:table-cell>
          <table:table-cell/>
          <table:table-cell office:value-type="float" office:value="26.5373093057941" calcext:value-type="float">
            <text:p>26.5373093057941</text:p>
          </table:table-cell>
          <table:table-cell/>
          <table:table-cell table:formula="of:=(ABS(([.Q23]-[.Q24])-0.2)/0.2)*100" office:value-type="float" office:value="7.79273326074978" calcext:value-type="float">
            <text:p>7.79273326074978</text:p>
          </table:table-cell>
          <table:table-cell/>
          <table:table-cell office:value-type="float" office:value="39.0480284451596" calcext:value-type="float">
            <text:p>39.0480284451596</text:p>
          </table:table-cell>
          <table:table-cell/>
          <table:table-cell table:formula="of:=(ABS(([.U24]-[.U23])-0.1)/0.1)*100" office:value-type="float" office:value="26.8206289838005" calcext:value-type="float">
            <text:p>26.8206289838005</text:p>
          </table:table-cell>
          <table:table-cell/>
        </table:table-row>
        <table:table-row table:style-name="ro1">
          <table:table-cell office:value-type="float" office:value="96.2003634226785" calcext:value-type="float">
            <text:p>96.2003634226785</text:p>
          </table:table-cell>
          <table:table-cell table:formula="of:=([.A25]-[.A24])-1" office:value-type="float" office:value="0.00395555723579832" calcext:value-type="float">
            <text:p>0.00395555723579832</text:p>
          </table:table-cell>
          <table:table-cell table:number-columns-repeated="2"/>
          <table:table-cell office:value-type="float" office:value="42.9700894910943" calcext:value-type="float">
            <text:p>42.9700894910943</text:p>
          </table:table-cell>
          <table:table-cell/>
          <table:table-cell table:formula="of:=(ABS(([.E25]-[.E24])-0.5)/0.5)*100" office:value-type="float" office:value="1.47126676096008" calcext:value-type="float">
            <text:p>1.47126676096008</text:p>
          </table:table-cell>
          <table:table-cell/>
          <table:table-cell office:value-type="float" office:value="20.5972111910309" calcext:value-type="float">
            <text:p>20.5972111910309</text:p>
          </table:table-cell>
          <table:table-cell/>
          <table:table-cell table:formula="of:=(ABS(([.I24]-[.I25])-0.4)/0.4)*100" office:value-type="float" office:value="4.69619168607452" calcext:value-type="float">
            <text:p>4.69619168607452</text:p>
          </table:table-cell>
          <table:table-cell/>
          <table:table-cell office:value-type="float" office:value="44.6382761116373" calcext:value-type="float">
            <text:p>44.6382761116373</text:p>
          </table:table-cell>
          <table:table-cell/>
          <table:table-cell table:formula="of:=(ABS(([.M25]-[.M24])-0.3)/0.3)*100" office:value-type="float" office:value="1.53959341626499" calcext:value-type="float">
            <text:p>1.53959341626499</text:p>
          </table:table-cell>
          <table:table-cell/>
          <table:table-cell office:value-type="float" office:value="26.3217238392726" calcext:value-type="float">
            <text:p>26.3217238392726</text:p>
          </table:table-cell>
          <table:table-cell/>
          <table:table-cell table:formula="of:=(ABS(([.Q24]-[.Q25])-0.2)/0.2)*100" office:value-type="float" office:value="7.96643586485005" calcext:value-type="float">
            <text:p>7.96643586485005</text:p>
          </table:table-cell>
          <table:table-cell/>
          <table:table-cell office:value-type="float" office:value="39.1748490741434" calcext:value-type="float">
            <text:p>39.1748490741434</text:p>
          </table:table-cell>
          <table:table-cell/>
          <table:table-cell table:formula="of:=(ABS(([.U25]-[.U24])-0.1)/0.1)*100" office:value-type="float" office:value="46.6811757950993" calcext:value-type="float">
            <text:p>46.6811757950993</text:p>
          </table:table-cell>
          <table:table-cell/>
        </table:table-row>
        <table:table-row table:style-name="ro1">
          <table:table-cell office:value-type="float" office:value="97.2043189799143" calcext:value-type="float">
            <text:p>97.2043189799143</text:p>
          </table:table-cell>
          <table:table-cell table:formula="of:=([.A26]-[.A25])-1" office:value-type="float" office:value="-0.0238374215288104" calcext:value-type="float">
            <text:p>-0.0238374215288104</text:p>
          </table:table-cell>
          <table:table-cell table:number-columns-repeated="2"/>
          <table:table-cell office:value-type="float" office:value="43.4627331572895" calcext:value-type="float">
            <text:p>43.4627331572895</text:p>
          </table:table-cell>
          <table:table-cell/>
          <table:table-cell table:formula="of:=(ABS(([.E26]-[.E25])-0.5)/0.5)*100" office:value-type="float" office:value="5.26614605557967" calcext:value-type="float">
            <text:p>5.26614605557967</text:p>
          </table:table-cell>
          <table:table-cell/>
          <table:table-cell office:value-type="float" office:value="20.2159959577752" calcext:value-type="float">
            <text:p>20.2159959577752</text:p>
          </table:table-cell>
          <table:table-cell/>
          <table:table-cell table:formula="of:=(ABS(([.I25]-[.I26])-0.4)/0.4)*100" office:value-type="float" office:value="0.0200154589245771" calcext:value-type="float">
            <text:p>0.0200154589245771</text:p>
          </table:table-cell>
          <table:table-cell/>
          <table:table-cell office:value-type="float" office:value="44.9428948918861" calcext:value-type="float">
            <text:p>44.9428948918861</text:p>
          </table:table-cell>
          <table:table-cell/>
          <table:table-cell table:formula="of:=(ABS(([.M26]-[.M25])-0.3)/0.3)*100" office:value-type="float" office:value="1.19550915559946" calcext:value-type="float">
            <text:p>1.19550915559946</text:p>
          </table:table-cell>
          <table:table-cell/>
          <table:table-cell office:value-type="float" office:value="26.1376567110023" calcext:value-type="float">
            <text:p>26.1376567110023</text:p>
          </table:table-cell>
          <table:table-cell/>
          <table:table-cell table:formula="of:=(ABS(([.Q25]-[.Q26])-0.2)/0.2)*100" office:value-type="float" office:value="1.0406570984994" calcext:value-type="float">
            <text:p>1.0406570984994</text:p>
          </table:table-cell>
          <table:table-cell/>
          <table:table-cell office:value-type="float" office:value="39.2281678983483" calcext:value-type="float">
            <text:p>39.2281678983483</text:p>
          </table:table-cell>
          <table:table-cell/>
          <table:table-cell table:formula="of:=(ABS(([.U26]-[.U25])-0.1)/0.1)*100" office:value-type="float" office:value="18.0899612233972" calcext:value-type="float">
            <text:p>18.0899612233972</text:p>
          </table:table-cell>
          <table:table-cell/>
        </table:table-row>
        <table:table-row table:style-name="ro1">
          <table:table-cell office:value-type="float" office:value="98.1804815583855" calcext:value-type="float">
            <text:p>98.1804815583855</text:p>
          </table:table-cell>
          <table:table-cell table:formula="of:=([.A27]-[.A26])-1" office:value-type="float" office:value="0.000296416599198324" calcext:value-type="float">
            <text:p>0.000296416599198324</text:p>
          </table:table-cell>
          <table:table-cell table:number-columns-repeated="2"/>
          <table:table-cell office:value-type="float" office:value="43.9890638875674" calcext:value-type="float">
            <text:p>43.9890638875674</text:p>
          </table:table-cell>
          <table:table-cell/>
          <table:table-cell table:formula="of:=(ABS(([.E27]-[.E26])-0.5)/0.5)*100" office:value-type="float" office:value="1.23670088485994" calcext:value-type="float">
            <text:p>1.23670088485994</text:p>
          </table:table-cell>
          <table:table-cell/>
          <table:table-cell office:value-type="float" office:value="19.8159158959395" calcext:value-type="float">
            <text:p>19.8159158959395</text:p>
          </table:table-cell>
          <table:table-cell/>
          <table:table-cell table:formula="of:=(ABS(([.I26]-[.I27])-0.4)/0.4)*100" office:value-type="float" office:value="2.09415423937501" calcext:value-type="float">
            <text:p>2.09415423937501</text:p>
          </table:table-cell>
          <table:table-cell/>
          <table:table-cell office:value-type="float" office:value="45.2464814193529" calcext:value-type="float">
            <text:p>45.2464814193529</text:p>
          </table:table-cell>
          <table:table-cell/>
          <table:table-cell table:formula="of:=ABS(([.M27]-[.M26])-0.3)*100" office:value-type="float" office:value="2.5559565354105" calcext:value-type="float">
            <text:p>2.5559565354105</text:p>
          </table:table-cell>
          <table:table-cell/>
          <table:table-cell office:value-type="float" office:value="25.9355753968053" calcext:value-type="float">
            <text:p>25.9355753968053</text:p>
          </table:table-cell>
          <table:table-cell/>
          <table:table-cell table:formula="of:=(ABS(([.Q26]-[.Q27])-0.2)/0.2)*100" office:value-type="float" office:value="18.7517190111507" calcext:value-type="float">
            <text:p>18.7517190111507</text:p>
          </table:table-cell>
          <table:table-cell/>
          <table:table-cell office:value-type="float" office:value="39.3462578595717" calcext:value-type="float">
            <text:p>39.3462578595717</text:p>
          </table:table-cell>
          <table:table-cell/>
          <table:table-cell table:formula="of:=(ABS(([.U27]-[.U26])-0.1)/0.1)*100" office:value-type="float" office:value="14.5341579249973" calcext:value-type="float">
            <text:p>14.5341579249973</text:p>
          </table:table-cell>
          <table:table-cell/>
        </table:table-row>
        <table:table-row table:style-name="ro1">
          <table:table-cell office:value-type="float" office:value="99.1807779749847" calcext:value-type="float">
            <text:p>99.1807779749847</text:p>
          </table:table-cell>
          <table:table-cell table:formula="of:=([.A28]-[.A27])-1" office:value-type="float" office:value="0.00435113831630929" calcext:value-type="float">
            <text:p>0.00435113831630929</text:p>
          </table:table-cell>
          <table:table-cell table:number-columns-repeated="2"/>
          <table:table-cell office:value-type="float" office:value="44.4828803831431" calcext:value-type="float">
            <text:p>44.4828803831431</text:p>
          </table:table-cell>
          <table:table-cell/>
          <table:table-cell table:formula="of:=(ABS(([.E28]-[.E27])-0.5)/0.5)*100" office:value-type="float" office:value="1.8738829560192" calcext:value-type="float">
            <text:p>1.8738829560192</text:p>
          </table:table-cell>
          <table:table-cell/>
          <table:table-cell office:value-type="float" office:value="19.424292512897" calcext:value-type="float">
            <text:p>19.424292512897</text:p>
          </table:table-cell>
          <table:table-cell/>
          <table:table-cell table:formula="of:=(ABS(([.I27]-[.I28])-0.4)/0.4)*100" office:value-type="float" office:value="5.7867653033247" calcext:value-type="float">
            <text:p>5.7867653033247</text:p>
          </table:table-cell>
          <table:table-cell/>
          <table:table-cell office:value-type="float" office:value="45.572040984707" calcext:value-type="float">
            <text:p>45.572040984707</text:p>
          </table:table-cell>
          <table:table-cell/>
          <table:table-cell table:formula="of:=(ABS(([.M28]-[.M27])-0.3)/0.3)*100" office:value-type="float" office:value="16.4282791921015" calcext:value-type="float">
            <text:p>16.4282791921015</text:p>
          </table:table-cell>
          <table:table-cell/>
          <table:table-cell office:value-type="float" office:value="25.698071958783" calcext:value-type="float">
            <text:p>25.698071958783</text:p>
          </table:table-cell>
          <table:table-cell/>
          <table:table-cell table:formula="of:=(ABS(([.Q27]-[.Q28])-0.2)/0.2)*100" office:value-type="float" office:value="8.79853117225018" calcext:value-type="float">
            <text:p>8.79853117225018</text:p>
          </table:table-cell>
          <table:table-cell/>
          <table:table-cell office:value-type="float" office:value="39.4317237016467" calcext:value-type="float">
            <text:p>39.4317237016467</text:p>
          </table:table-cell>
          <table:table-cell/>
          <table:table-cell table:formula="of:=(ABS(([.U28]-[.U27])-0.1)/0.1)*100" office:value-type="float" office:value="22.7684968547962" calcext:value-type="float">
            <text:p>22.7684968547962</text:p>
          </table:table-cell>
          <table:table-cell/>
        </table:table-row>
        <table:table-row table:style-name="ro1">
          <table:table-cell office:value-type="float" office:value="100.185129113301" calcext:value-type="float">
            <text:p>100.185129113301</text:p>
          </table:table-cell>
          <table:table-cell table:formula="of:=([.A29]-[.A28])-1" office:value-type="float" office:value="-0.00275885274200505" calcext:value-type="float">
            <text:p>-0.00275885274200505</text:p>
          </table:table-cell>
          <table:table-cell table:number-columns-repeated="2"/>
          <table:table-cell office:value-type="float" office:value="44.973510968363" calcext:value-type="float">
            <text:p>44.973510968363</text:p>
          </table:table-cell>
          <table:table-cell/>
          <table:table-cell table:formula="of:=(ABS(([.E29]-[.E28])-0.5)/0.5)*100" office:value-type="float" office:value="0.779520378900145" calcext:value-type="float">
            <text:p>0.779520378900145</text:p>
          </table:table-cell>
          <table:table-cell/>
          <table:table-cell office:value-type="float" office:value="19.0474395741103" calcext:value-type="float">
            <text:p>19.0474395741103</text:p>
          </table:table-cell>
          <table:table-cell/>
          <table:table-cell table:formula="of:=(ABS(([.I28]-[.I29])-0.4)/0.4)*100" office:value-type="float" office:value="2.99073712759981" calcext:value-type="float">
            <text:p>2.99073712759981</text:p>
          </table:table-cell>
          <table:table-cell/>
          <table:table-cell office:value-type="float" office:value="45.8227561471307" calcext:value-type="float">
            <text:p>45.8227561471307</text:p>
          </table:table-cell>
          <table:table-cell/>
          <table:table-cell table:formula="of:=ABS(([.M29]-[.M28])-0.3)*100" office:value-type="float" office:value="2.4509854546605" calcext:value-type="float">
            <text:p>2.4509854546605</text:p>
          </table:table-cell>
          <table:table-cell/>
          <table:table-cell office:value-type="float" office:value="25.5156690211275" calcext:value-type="float">
            <text:p>25.5156690211275</text:p>
          </table:table-cell>
          <table:table-cell/>
          <table:table-cell table:formula="of:=(ABS(([.Q28]-[.Q29])-0.2)/0.2)*100" office:value-type="float" office:value="10.1852374130008" calcext:value-type="float">
            <text:p>10.1852374130008</text:p>
          </table:table-cell>
          <table:table-cell/>
          <table:table-cell office:value-type="float" office:value="39.5544921985015" calcext:value-type="float">
            <text:p>39.5544921985015</text:p>
          </table:table-cell>
          <table:table-cell/>
          <table:table-cell table:formula="of:=(ABS(([.U29]-[.U28])-0.1)/0.1)*100" office:value-type="float" office:value="11.863790803298" calcext:value-type="float">
            <text:p>11.863790803298</text:p>
          </table:table-cell>
          <table:table-cell/>
        </table:table-row>
        <table:table-row table:style-name="ro1">
          <table:table-cell office:value-type="float" office:value="101.182370260559" calcext:value-type="float">
            <text:p>101.182370260559</text:p>
          </table:table-cell>
          <table:table-cell table:formula="of:=([.A30]-[.A29])-1" office:value-type="float" office:value="0.00700397584000712" calcext:value-type="float">
            <text:p>0.00700397584000712</text:p>
          </table:table-cell>
          <table:table-cell table:number-columns-repeated="2"/>
          <table:table-cell office:value-type="float" office:value="45.4774085702575" calcext:value-type="float">
            <text:p>45.4774085702575</text:p>
          </table:table-cell>
          <table:table-cell/>
          <table:table-cell table:formula="of:=(ABS(([.E30]-[.E29])-0.5)/0.5)*100" office:value-type="float" office:value="0.124893286700001" calcext:value-type="float">
            <text:p>0.124893286700001</text:p>
          </table:table-cell>
          <table:table-cell/>
          <table:table-cell office:value-type="float" office:value="18.6594025226207" calcext:value-type="float">
            <text:p>18.6594025226207</text:p>
          </table:table-cell>
          <table:table-cell/>
          <table:table-cell table:formula="of:=(ABS(([.I29]-[.I30])-0.4)/0.4)*100" office:value-type="float" office:value="6.64788349062437" calcext:value-type="float">
            <text:p>6.64788349062437</text:p>
          </table:table-cell>
          <table:table-cell/>
          <table:table-cell office:value-type="float" office:value="46.1472660016773" calcext:value-type="float">
            <text:p>46.1472660016773</text:p>
          </table:table-cell>
          <table:table-cell/>
          <table:table-cell table:formula="of:=(ABS(([.M30]-[.M29])-0.3)/0.3)*100" office:value-type="float" office:value="5.79763545890065" calcext:value-type="float">
            <text:p>5.79763545890065</text:p>
          </table:table-cell>
          <table:table-cell/>
          <table:table-cell office:value-type="float" office:value="25.2952985463015" calcext:value-type="float">
            <text:p>25.2952985463015</text:p>
          </table:table-cell>
          <table:table-cell/>
          <table:table-cell table:formula="of:=(ABS(([.Q29]-[.Q30])-0.2)/0.2)*100" office:value-type="float" office:value="6.12404394784996" calcext:value-type="float">
            <text:p>6.12404394784996</text:p>
          </table:table-cell>
          <table:table-cell/>
          <table:table-cell office:value-type="float" office:value="39.6663559893048" calcext:value-type="float">
            <text:p>39.6663559893048</text:p>
          </table:table-cell>
          <table:table-cell/>
          <table:table-cell table:formula="of:=(ABS(([.U30]-[.U29])-0.1)/0.1)*100" office:value-type="float" office:value="8.47912686540439" calcext:value-type="float">
            <text:p>8.47912686540439</text:p>
          </table:table-cell>
          <table:table-cell/>
        </table:table-row>
        <table:table-row table:style-name="ro1">
          <table:table-cell office:value-type="float" office:value="102.189374236399" calcext:value-type="float">
            <text:p>102.189374236399</text:p>
          </table:table-cell>
          <table:table-cell table:formula="of:=([.A31]-[.A30])-1" office:value-type="float" office:value="-0.0034016461100066" calcext:value-type="float">
            <text:p>-0.0034016461100066</text:p>
          </table:table-cell>
          <table:table-cell table:number-columns-repeated="2"/>
          <table:table-cell office:value-type="float" office:value="45.976784103824" calcext:value-type="float">
            <text:p>45.976784103824</text:p>
          </table:table-cell>
          <table:table-cell/>
          <table:table-cell table:formula="of:=(ABS(([.E31]-[.E30])-0.5)/0.5)*100" office:value-type="float" office:value="0.844158556859043" calcext:value-type="float">
            <text:p>0.844158556859043</text:p>
          </table:table-cell>
          <table:table-cell/>
          <table:table-cell office:value-type="float" office:value="18.2328109886582" calcext:value-type="float">
            <text:p>18.2328109886582</text:p>
          </table:table-cell>
          <table:table-cell/>
          <table:table-cell table:formula="of:=(ABS(([.I30]-[.I31])-0.4)/0.4)*100" office:value-type="float" office:value="0.0591956572998653" calcext:value-type="float">
            <text:p>0.0591956572998653</text:p>
          </table:table-cell>
          <table:table-cell/>
          <table:table-cell office:value-type="float" office:value="46.4298730953006" calcext:value-type="float">
            <text:p>46.4298730953006</text:p>
          </table:table-cell>
          <table:table-cell/>
          <table:table-cell table:formula="of:=ABS(([.M31]-[.M30])-0.3)*100" office:value-type="float" office:value="1.69419545105029" calcext:value-type="float">
            <text:p>1.69419545105029</text:p>
          </table:table-cell>
          <table:table-cell/>
          <table:table-cell office:value-type="float" office:value="25.1075466341972" calcext:value-type="float">
            <text:p>25.1075466341972</text:p>
          </table:table-cell>
          <table:table-cell/>
          <table:table-cell table:formula="of:=(ABS(([.Q30]-[.Q31])-0.2)/0.2)*100" office:value-type="float" office:value="10.4248420951997" calcext:value-type="float">
            <text:p>10.4248420951997</text:p>
          </table:table-cell>
          <table:table-cell/>
          <table:table-cell office:value-type="float" office:value="39.7748351161702" calcext:value-type="float">
            <text:p>39.7748351161702</text:p>
          </table:table-cell>
          <table:table-cell/>
          <table:table-cell table:formula="of:=(ABS(([.U31]-[.U30])-0.1)/0.1)*100" office:value-type="float" office:value="34.194843488001" calcext:value-type="float">
            <text:p>34.194843488001</text:p>
          </table:table-cell>
          <table:table-cell/>
        </table:table-row>
        <table:table-row table:style-name="ro1">
          <table:table-cell office:value-type="float" office:value="103.185972590289" calcext:value-type="float">
            <text:p>103.185972590289</text:p>
          </table:table-cell>
          <table:table-cell table:formula="of:=([.A32]-[.A31])-1" office:value-type="float" office:value="-0.00499235470199722" calcext:value-type="float">
            <text:p>-0.00499235470199722</text:p>
          </table:table-cell>
          <table:table-cell table:number-columns-repeated="2"/>
          <table:table-cell office:value-type="float" office:value="46.4810048966083" calcext:value-type="float">
            <text:p>46.4810048966083</text:p>
          </table:table-cell>
          <table:table-cell/>
          <table:table-cell table:formula="of:=(ABS(([.E32]-[.E31])-0.5)/0.5)*100" office:value-type="float" office:value="3.20750885871917" calcext:value-type="float">
            <text:p>3.20750885871917</text:p>
          </table:table-cell>
          <table:table-cell/>
          <table:table-cell office:value-type="float" office:value="17.8330477712874" calcext:value-type="float">
            <text:p>17.8330477712874</text:p>
          </table:table-cell>
          <table:table-cell/>
          <table:table-cell table:formula="of:=(ABS(([.I31]-[.I32])-0.4)/0.4)*100" office:value-type="float" office:value="3.2168514533252" calcext:value-type="float">
            <text:p>3.2168514533252</text:p>
          </table:table-cell>
          <table:table-cell/>
          <table:table-cell office:value-type="float" office:value="46.7129311407901" calcext:value-type="float">
            <text:p>46.7129311407901</text:p>
          </table:table-cell>
          <table:table-cell/>
          <table:table-cell table:formula="of:=(ABS(([.M32]-[.M31])-0.3)/0.3)*100" office:value-type="float" office:value="4.35050333563349" calcext:value-type="float">
            <text:p>4.35050333563349</text:p>
          </table:table-cell>
          <table:table-cell/>
          <table:table-cell office:value-type="float" office:value="24.9283963183876" calcext:value-type="float">
            <text:p>24.9283963183876</text:p>
          </table:table-cell>
          <table:table-cell/>
          <table:table-cell table:formula="of:=(ABS(([.Q31]-[.Q32])-0.2)/0.2)*100" office:value-type="float" office:value="9.07670608554909" calcext:value-type="float">
            <text:p>9.07670608554909</text:p>
          </table:table-cell>
          <table:table-cell/>
          <table:table-cell office:value-type="float" office:value="39.8406402726822" calcext:value-type="float">
            <text:p>39.8406402726822</text:p>
          </table:table-cell>
          <table:table-cell/>
          <table:table-cell table:formula="of:=(ABS(([.U32]-[.U31])-0.1)/0.1)*100" office:value-type="float" office:value="19.4559956583987" calcext:value-type="float">
            <text:p>19.4559956583987</text:p>
          </table:table-cell>
          <table:table-cell/>
        </table:table-row>
        <table:table-row table:style-name="ro1">
          <table:table-cell office:value-type="float" office:value="104.180980235587" calcext:value-type="float">
            <text:p>104.180980235587</text:p>
          </table:table-cell>
          <table:table-cell table:formula="of:=([.A33]-[.A32])-1" office:value-type="float" office:value="0.0102270157029949" calcext:value-type="float">
            <text:p>0.0102270157029949</text:p>
          </table:table-cell>
          <table:table-cell table:number-columns-repeated="2"/>
          <table:table-cell office:value-type="float" office:value="46.9649673523147" calcext:value-type="float">
            <text:p>46.9649673523147</text:p>
          </table:table-cell>
          <table:table-cell/>
          <table:table-cell table:formula="of:=(ABS(([.E33]-[.E32])-0.5)/0.5)*100" office:value-type="float" office:value="0.257598771099765" calcext:value-type="float">
            <text:p>0.257598771099765</text:p>
          </table:table-cell>
          <table:table-cell/>
          <table:table-cell office:value-type="float" office:value="17.4459151771007" calcext:value-type="float">
            <text:p>17.4459151771007</text:p>
          </table:table-cell>
          <table:table-cell/>
          <table:table-cell table:formula="of:=(ABS(([.I32]-[.I33])-0.4)/0.4)*100" office:value-type="float" office:value="1.39227679329981" calcext:value-type="float">
            <text:p>1.39227679329981</text:p>
          </table:table-cell>
          <table:table-cell/>
          <table:table-cell office:value-type="float" office:value="47.025982650797" calcext:value-type="float">
            <text:p>47.025982650797</text:p>
          </table:table-cell>
          <table:table-cell/>
          <table:table-cell table:formula="of:=ABS(([.M33]-[.M32])-0.3)*100" office:value-type="float" office:value="1.67900151013043" calcext:value-type="float">
            <text:p>1.67900151013043</text:p>
          </table:table-cell>
          <table:table-cell/>
          <table:table-cell office:value-type="float" office:value="24.7102429062165" calcext:value-type="float">
            <text:p>24.7102429062165</text:p>
          </table:table-cell>
          <table:table-cell/>
          <table:table-cell table:formula="of:=(ABS(([.Q32]-[.Q33])-0.2)/0.2)*100" office:value-type="float" office:value="0.191485896250038" calcext:value-type="float">
            <text:p>0.191485896250038</text:p>
          </table:table-cell>
          <table:table-cell/>
          <table:table-cell office:value-type="float" office:value="39.9600962683406" calcext:value-type="float">
            <text:p>39.9600962683406</text:p>
          </table:table-cell>
          <table:table-cell/>
          <table:table-cell table:formula="of:=(ABS(([.U33]-[.U32])-0.1)/0.1)*100" office:value-type="float" office:value="29.0240526461019" calcext:value-type="float">
            <text:p>29.0240526461019</text:p>
          </table:table-cell>
          <table:table-cell/>
        </table:table-row>
        <table:table-row table:style-name="ro1">
          <table:table-cell office:value-type="float" office:value="105.19120725129" calcext:value-type="float">
            <text:p>105.19120725129</text:p>
          </table:table-cell>
          <table:table-cell table:formula="of:=([.A34]-[.A33])-1" office:value-type="float" office:value="0.00113973631400199" calcext:value-type="float">
            <text:p>0.00113973631400199</text:p>
          </table:table-cell>
          <table:table-cell table:number-columns-repeated="2"/>
          <table:table-cell office:value-type="float" office:value="47.4636793584592" calcext:value-type="float">
            <text:p>47.4636793584592</text:p>
          </table:table-cell>
          <table:table-cell/>
          <table:table-cell table:formula="of:=(ABS(([.E34]-[.E33])-0.5)/0.5)*100" office:value-type="float" office:value="1.19767905825938" calcext:value-type="float">
            <text:p>1.19767905825938</text:p>
          </table:table-cell>
          <table:table-cell/>
          <table:table-cell office:value-type="float" office:value="17.0514842842739" calcext:value-type="float">
            <text:p>17.0514842842739</text:p>
          </table:table-cell>
          <table:table-cell/>
          <table:table-cell table:formula="of:=(ABS(([.I33]-[.I34])-0.4)/0.4)*100" office:value-type="float" office:value="4.36247771530027" calcext:value-type="float">
            <text:p>4.36247771530027</text:p>
          </table:table-cell>
          <table:table-cell/>
          <table:table-cell office:value-type="float" office:value="47.3427726658983" calcext:value-type="float">
            <text:p>47.3427726658983</text:p>
          </table:table-cell>
          <table:table-cell/>
          <table:table-cell table:formula="of:=ABS(([.M34]-[.M33])-0.3)*100" office:value-type="float" office:value="2.92514575015048" calcext:value-type="float">
            <text:p>2.92514575015048</text:p>
          </table:table-cell>
          <table:table-cell/>
          <table:table-cell office:value-type="float" office:value="24.509859934424" calcext:value-type="float">
            <text:p>24.509859934424</text:p>
          </table:table-cell>
          <table:table-cell/>
          <table:table-cell table:formula="of:=(ABS(([.Q33]-[.Q34])-0.2)/0.2)*100" office:value-type="float" office:value="17.5040270473005" calcext:value-type="float">
            <text:p>17.5040270473005</text:p>
          </table:table-cell>
          <table:table-cell/>
          <table:table-cell office:value-type="float" office:value="40.0891203209867" calcext:value-type="float">
            <text:p>40.0891203209867</text:p>
          </table:table-cell>
          <table:table-cell/>
          <table:table-cell table:formula="of:=(ABS(([.U34]-[.U33])-0.1)/0.1)*100" office:value-type="float" office:value="18.5591178363026" calcext:value-type="float">
            <text:p>18.5591178363026</text:p>
          </table:table-cell>
          <table:table-cell/>
        </table:table-row>
        <table:table-row table:style-name="ro1">
          <table:table-cell office:value-type="float" office:value="106.192346987604" calcext:value-type="float">
            <text:p>106.192346987604</text:p>
          </table:table-cell>
          <table:table-cell table:formula="of:=([.A35]-[.A34])-1" office:value-type="float" office:value="-0.0163935324009969" calcext:value-type="float">
            <text:p>-0.0163935324009969</text:p>
          </table:table-cell>
          <table:table-cell table:number-columns-repeated="2"/>
          <table:table-cell office:value-type="float" office:value="47.9696677537505" calcext:value-type="float">
            <text:p>47.9696677537505</text:p>
          </table:table-cell>
          <table:table-cell/>
          <table:table-cell table:style-name="ce1" table:formula="of:=AVERAGE([.G1:.G33])" office:value-type="float" office:value="2.33563593254174" calcext:value-type="float">
            <text:p>2.33563593254174</text:p>
          </table:table-cell>
          <table:table-cell/>
          <table:table-cell office:value-type="float" office:value="16.6340343734127" calcext:value-type="float">
            <text:p>16.6340343734127</text:p>
          </table:table-cell>
          <table:table-cell/>
          <table:table-cell table:style-name="ce1" table:formula="of:=AVERAGE([.K1:.K33])" office:value-type="float" office:value="5.30646416320421" calcext:value-type="float">
            <text:p>5.30646416320421</text:p>
          </table:table-cell>
          <table:table-cell/>
          <table:table-cell office:value-type="float" office:value="47.6135212083968" calcext:value-type="float">
            <text:p>47.6135212083968</text:p>
          </table:table-cell>
          <table:table-cell/>
          <table:table-cell table:style-name="ce1" table:formula="of:=AVERAGE([.O1:.O33])" office:value-type="float" office:value="3.2246125018349" calcext:value-type="float">
            <text:p>3.2246125018349</text:p>
          </table:table-cell>
          <table:table-cell/>
          <table:table-cell office:value-type="float" office:value="24.3448679885186" calcext:value-type="float">
            <text:p>24.3448679885186</text:p>
          </table:table-cell>
          <table:table-cell/>
          <table:table-cell table:style-name="ce1" table:formula="of:=AVERAGE([.S1:.S33])" office:value-type="float" office:value="8.30519256686321" calcext:value-type="float">
            <text:p>8.30519256686321</text:p>
          </table:table-cell>
          <table:table-cell/>
          <table:table-cell office:value-type="float" office:value="40.1705612031504" calcext:value-type="float">
            <text:p>40.1705612031504</text:p>
          </table:table-cell>
          <table:table-cell/>
          <table:table-cell table:style-name="ce1" table:formula="of:=AVERAGE([.W1:.W33])" office:value-type="float" office:value="17.296983952066" calcext:value-type="float">
            <text:p>17.296983952066</text:p>
          </table:table-cell>
          <table:table-cell/>
        </table:table-row>
        <table:table-row table:style-name="ro1">
          <table:table-cell office:value-type="float" office:value="107.175953455203" calcext:value-type="float">
            <text:p>107.175953455203</text:p>
          </table:table-cell>
          <table:table-cell table:formula="of:=([.A36]-[.A35])-1" office:value-type="float" office:value="0.0100400657930066" calcext:value-type="float">
            <text:p>0.0100400657930066</text:p>
          </table:table-cell>
          <table:table-cell table:number-columns-repeated="10"/>
          <table:table-cell office:value-type="float" office:value="47.9569401670647" calcext:value-type="float">
            <text:p>47.9569401670647</text:p>
          </table:table-cell>
          <table:table-cell table:number-columns-repeated="3"/>
          <table:table-cell office:value-type="float" office:value="24.1037419220881" calcext:value-type="float">
            <text:p>24.1037419220881</text:p>
          </table:table-cell>
          <table:table-cell table:number-columns-repeated="3"/>
          <table:table-cell office:value-type="float" office:value="40.2458676107683" calcext:value-type="float">
            <text:p>40.2458676107683</text:p>
          </table:table-cell>
          <table:table-cell table:number-columns-repeated="3"/>
        </table:table-row>
        <table:table-row table:style-name="ro1">
          <table:table-cell office:value-type="float" office:value="108.185993520996" calcext:value-type="float">
            <text:p>108.185993520996</text:p>
          </table:table-cell>
          <table:table-cell table:formula="of:=([.A37]-[.A36])-1" office:value-type="float" office:value="-0.017953831658005" calcext:value-type="float">
            <text:p>-0.017953831658005</text:p>
          </table:table-cell>
          <table:table-cell table:number-columns-repeated="10"/>
          <table:table-cell office:value-type="float" office:value="48.2041739669266" calcext:value-type="float">
            <text:p>48.2041739669266</text:p>
          </table:table-cell>
          <table:table-cell table:number-columns-repeated="3"/>
          <table:table-cell office:value-type="float" office:value="23.9122530228366" calcext:value-type="float">
            <text:p>23.9122530228366</text:p>
          </table:table-cell>
          <table:table-cell table:number-columns-repeated="3"/>
          <table:table-cell office:value-type="float" office:value="40.3622878225676" calcext:value-type="float">
            <text:p>40.3622878225676</text:p>
          </table:table-cell>
          <table:table-cell table:number-columns-repeated="3"/>
        </table:table-row>
        <table:table-row table:style-name="ro1">
          <table:table-cell office:value-type="float" office:value="109.168039689338" calcext:value-type="float">
            <text:p>109.168039689338</text:p>
          </table:table-cell>
          <table:table-cell table:formula="of:=([.A38]-[.A37])-1" office:value-type="float" office:value="0.00397899015199243" calcext:value-type="float">
            <text:p>0.00397899015199243</text:p>
          </table:table-cell>
          <table:table-cell table:number-columns-repeated="10"/>
          <table:table-cell office:value-type="float" office:value="48.5235147526393" calcext:value-type="float">
            <text:p>48.5235147526393</text:p>
          </table:table-cell>
          <table:table-cell table:number-columns-repeated="3"/>
          <table:table-cell office:value-type="float" office:value="23.7119949732781" calcext:value-type="float">
            <text:p>23.7119949732781</text:p>
          </table:table-cell>
          <table:table-cell table:number-columns-repeated="7"/>
        </table:table-row>
        <table:table-row table:style-name="ro1">
          <table:table-cell office:value-type="float" office:value="110.17201867949" calcext:value-type="float">
            <text:p>110.17201867949</text:p>
          </table:table-cell>
          <table:table-cell table:formula="of:=([.A39]-[.A38])-1" office:value-type="float" office:value="0.00706240753800103" calcext:value-type="float">
            <text:p>0.00706240753800103</text:p>
          </table:table-cell>
          <table:table-cell table:number-columns-repeated="10"/>
          <table:table-cell office:value-type="float" office:value="48.8418402168662" calcext:value-type="float">
            <text:p>48.8418402168662</text:p>
          </table:table-cell>
          <table:table-cell table:number-columns-repeated="3"/>
          <table:table-cell office:value-type="float" office:value="23.523325648455" calcext:value-type="float">
            <text:p>23.523325648455</text:p>
          </table:table-cell>
          <table:table-cell table:number-columns-repeated="7"/>
        </table:table-row>
        <table:table-row table:style-name="ro1">
          <table:table-cell office:value-type="float" office:value="111.179081087028" calcext:value-type="float">
            <text:p>111.179081087028</text:p>
          </table:table-cell>
          <table:table-cell table:formula="of:=([.A40]-[.A39])-1" office:value-type="float" office:value="-0.00483833552900137" calcext:value-type="float">
            <text:p>-0.00483833552900137</text:p>
          </table:table-cell>
          <table:table-cell table:number-columns-repeated="10"/>
          <table:table-cell office:value-type="float" office:value="49.125743544342" calcext:value-type="float">
            <text:p>49.125743544342</text:p>
          </table:table-cell>
          <table:table-cell table:number-columns-repeated="3"/>
          <table:table-cell office:value-type="float" office:value="23.3011994871553" calcext:value-type="float">
            <text:p>23.3011994871553</text:p>
          </table:table-cell>
          <table:table-cell table:number-columns-repeated="7"/>
        </table:table-row>
        <table:table-row table:style-name="ro1">
          <table:table-cell office:value-type="float" office:value="112.174242751499" calcext:value-type="float">
            <text:p>112.174242751499</text:p>
          </table:table-cell>
          <table:table-cell table:formula="of:=([.A41]-[.A40])-1" office:value-type="float" office:value="-0.00898621857299986" calcext:value-type="float">
            <text:p>-0.00898621857299986</text:p>
          </table:table-cell>
          <table:table-cell table:number-columns-repeated="10"/>
          <table:table-cell office:value-type="float" office:value="49.4506862466767" calcext:value-type="float">
            <text:p>49.4506862466767</text:p>
          </table:table-cell>
          <table:table-cell table:number-columns-repeated="3"/>
          <table:table-cell office:value-type="float" office:value="23.1281568046975" calcext:value-type="float">
            <text:p>23.1281568046975</text:p>
          </table:table-cell>
          <table:table-cell table:number-columns-repeated="7"/>
        </table:table-row>
        <table:table-row table:style-name="ro1">
          <table:table-cell office:value-type="float" office:value="113.165256532926" calcext:value-type="float">
            <text:p>113.165256532926</text:p>
          </table:table-cell>
          <table:table-cell table:formula="of:=([.A42]-[.A41])-1" office:value-type="float" office:value="0.0144166871660048" calcext:value-type="float">
            <text:p>0.0144166871660048</text:p>
          </table:table-cell>
          <table:table-cell table:number-columns-repeated="10"/>
          <table:table-cell office:value-type="float" office:value="49.781094821051" calcext:value-type="float">
            <text:p>49.781094821051</text:p>
          </table:table-cell>
          <table:table-cell table:number-columns-repeated="3"/>
          <table:table-cell office:value-type="float" office:value="22.9092484309207" calcext:value-type="float">
            <text:p>22.9092484309207</text:p>
          </table:table-cell>
          <table:table-cell table:number-columns-repeated="7"/>
        </table:table-row>
        <table:table-row table:style-name="ro1">
          <table:table-cell office:value-type="float" office:value="114.179673220092" calcext:value-type="float">
            <text:p>114.179673220092</text:p>
          </table:table-cell>
          <table:table-cell table:formula="of:=([.A43]-[.A42])-1" office:value-type="float" office:value="-0.000448933005003482" calcext:value-type="float">
            <text:p>-0.000448933005003482</text:p>
          </table:table-cell>
          <table:table-cell table:number-columns-repeated="10"/>
          <table:table-cell office:value-type="float" office:value="50.0649108478046" calcext:value-type="float">
            <text:p>50.0649108478046</text:p>
          </table:table-cell>
          <table:table-cell table:number-columns-repeated="11"/>
        </table:table-row>
        <table:table-row table:style-name="ro1">
          <table:table-cell office:value-type="float" office:value="115.179224287087" calcext:value-type="float">
            <text:p>115.179224287087</text:p>
          </table:table-cell>
          <table:table-cell table:formula="of:=([.A44]-[.A43])-1" office:value-type="float" office:value="-0.00570634577400142" calcext:value-type="float">
            <text:p>-0.00570634577400142</text:p>
          </table:table-cell>
          <table:table-cell table:number-columns-repeated="10"/>
          <table:table-cell office:value-type="float" office:value="50.3439712114336" calcext:value-type="float">
            <text:p>50.3439712114336</text:p>
          </table:table-cell>
          <table:table-cell table:number-columns-repeated="11"/>
        </table:table-row>
        <table:table-row table:style-name="ro1">
          <table:table-cell office:value-type="float" office:value="116.173517941313" calcext:value-type="float">
            <text:p>116.173517941313</text:p>
          </table:table-cell>
          <table:table-cell table:formula="of:=([.A45]-[.A44])-1" office:value-type="float" office:value="0.00708853959299915" calcext:value-type="float">
            <text:p>0.00708853959299915</text:p>
          </table:table-cell>
          <table:table-cell table:number-columns-repeated="22"/>
        </table:table-row>
        <table:table-row table:style-name="ro1">
          <table:table-cell office:value-type="float" office:value="117.180606480906" calcext:value-type="float">
            <text:p>117.180606480906</text:p>
          </table:table-cell>
          <table:table-cell table:formula="of:=([.A46]-[.A45])-1" office:value-type="float" office:value="-0.0253356414259969" calcext:value-type="float">
            <text:p>-0.0253356414259969</text:p>
          </table:table-cell>
          <table:table-cell table:number-columns-repeated="22"/>
        </table:table-row>
        <table:table-row table:style-name="ro1">
          <table:table-cell office:value-type="float" office:value="118.15527083948" calcext:value-type="float">
            <text:p>118.15527083948</text:p>
          </table:table-cell>
          <table:table-cell table:formula="of:=([.A47]-[.A46])-1" office:value-type="float" office:value="0.0112276536560074" calcext:value-type="float">
            <text:p>0.0112276536560074</text:p>
          </table:table-cell>
          <table:table-cell table:number-columns-repeated="22"/>
        </table:table-row>
        <table:table-row table:style-name="ro1">
          <table:table-cell office:value-type="float" office:value="119.166498493136" calcext:value-type="float">
            <text:p>119.166498493136</text:p>
          </table:table-cell>
          <table:table-cell table:formula="of:=([.A48]-[.A47])-1" office:value-type="float" office:value="0.00150607825599991" calcext:value-type="float">
            <text:p>0.00150607825599991</text:p>
          </table:table-cell>
          <table:table-cell table:number-columns-repeated="22"/>
        </table:table-row>
        <table:table-row table:style-name="ro1">
          <table:table-cell office:value-type="float" office:value="120.168004571392" calcext:value-type="float">
            <text:p>120.168004571392</text:p>
          </table:table-cell>
          <table:table-cell table:formula="of:=([.A49]-[.A48])-1" office:value-type="float" office:value="0.00535220398599279" calcext:value-type="float">
            <text:p>0.00535220398599279</text:p>
          </table:table-cell>
          <table:table-cell table:number-columns-repeated="22"/>
        </table:table-row>
        <table:table-row table:style-name="ro1">
          <table:table-cell office:value-type="float" office:value="121.173356775378" calcext:value-type="float">
            <text:p>121.173356775378</text:p>
          </table:table-cell>
          <table:table-cell table:formula="of:=([.A50]-[.A49])-1" office:value-type="float" office:value="-0.00698482884999407" calcext:value-type="float">
            <text:p>-0.00698482884999407</text:p>
          </table:table-cell>
          <table:table-cell table:number-columns-repeated="22"/>
        </table:table-row>
        <table:table-row table:style-name="ro1">
          <table:table-cell office:value-type="float" office:value="122.166371946528" calcext:value-type="float">
            <text:p>122.166371946528</text:p>
          </table:table-cell>
          <table:table-cell table:formula="of:=([.A51]-[.A50])-1" office:value-type="float" office:value="0.0123213883830005" calcext:value-type="float">
            <text:p>0.0123213883830005</text:p>
          </table:table-cell>
          <table:table-cell table:number-columns-repeated="22"/>
        </table:table-row>
        <table:table-row table:style-name="ro1">
          <table:table-cell office:value-type="float" office:value="123.178693334911" calcext:value-type="float">
            <text:p>123.178693334911</text:p>
          </table:table-cell>
          <table:table-cell table:formula="of:=([.A52]-[.A51])-1" office:value-type="float" office:value="-0.00459351023800991" calcext:value-type="float">
            <text:p>-0.00459351023800991</text:p>
          </table:table-cell>
          <table:table-cell table:number-columns-repeated="22"/>
        </table:table-row>
        <table:table-row table:style-name="ro1">
          <table:table-cell office:value-type="float" office:value="124.174099824673" calcext:value-type="float">
            <text:p>124.174099824673</text:p>
          </table:table-cell>
          <table:table-cell table:formula="of:=([.A53]-[.A52])-1" office:value-type="float" office:value="0.007976414062" calcext:value-type="float">
            <text:p>0.007976414062</text:p>
          </table:table-cell>
          <table:table-cell table:number-columns-repeated="22"/>
        </table:table-row>
        <table:table-row table:style-name="ro1">
          <table:table-cell office:value-type="float" office:value="125.182076238735" calcext:value-type="float">
            <text:p>125.182076238735</text:p>
          </table:table-cell>
          <table:table-cell table:formula="of:=([.A54]-[.A53])-1" office:value-type="float" office:value="-0.0124587123849977" calcext:value-type="float">
            <text:p>-0.0124587123849977</text:p>
          </table:table-cell>
          <table:table-cell table:number-columns-repeated="22"/>
        </table:table-row>
        <table:table-row table:style-name="ro1">
          <table:table-cell office:value-type="float" office:value="126.16961752635" calcext:value-type="float">
            <text:p>126.16961752635</text:p>
          </table:table-cell>
          <table:table-cell table:formula="of:=([.A55]-[.A54])-1" office:value-type="float" office:value="-0.0255678465089915" calcext:value-type="float">
            <text:p>-0.0255678465089915</text:p>
          </table:table-cell>
          <table:table-cell table:number-columns-repeated="22"/>
        </table:table-row>
        <table:table-row table:style-name="ro1">
          <table:table-cell office:value-type="float" office:value="127.144049679841" calcext:value-type="float">
            <text:p>127.144049679841</text:p>
          </table:table-cell>
          <table:table-cell table:formula="of:=([.A56]-[.A55])-1" office:value-type="float" office:value="0.0257407395019982" calcext:value-type="float">
            <text:p>0.0257407395019982</text:p>
          </table:table-cell>
          <table:table-cell table:number-columns-repeated="22"/>
        </table:table-row>
        <table:table-row table:style-name="ro1">
          <table:table-cell office:value-type="float" office:value="128.169790419343" calcext:value-type="float">
            <text:p>128.169790419343</text:p>
          </table:table-cell>
          <table:table-cell table:formula="of:=([.A57]-[.A56])-1" office:value-type="float" office:value="-0.00430030067499843" calcext:value-type="float">
            <text:p>-0.00430030067499843</text:p>
          </table:table-cell>
          <table:table-cell table:number-columns-repeated="22"/>
        </table:table-row>
        <table:table-row table:style-name="ro1">
          <table:table-cell office:value-type="float" office:value="129.165490118668" calcext:value-type="float">
            <text:p>129.165490118668</text:p>
          </table:table-cell>
          <table:table-cell table:formula="of:=([.A58]-[.A57])-1" office:value-type="float" office:value="-0.00817646279000428" calcext:value-type="float">
            <text:p>-0.00817646279000428</text:p>
          </table:table-cell>
          <table:table-cell table:number-columns-repeated="22"/>
        </table:table-row>
        <table:table-row table:style-name="ro1">
          <table:table-cell office:value-type="float" office:value="130.157313655878" calcext:value-type="float">
            <text:p>130.157313655878</text:p>
          </table:table-cell>
          <table:table-cell table:formula="of:=([.A59]-[.A58])-1" office:value-type="float" office:value="0.0105709795730036" calcext:value-type="float">
            <text:p>0.0105709795730036</text:p>
          </table:table-cell>
          <table:table-cell table:number-columns-repeated="22"/>
        </table:table-row>
        <table:table-row table:style-name="ro1">
          <table:table-cell office:value-type="float" office:value="131.167884635451" calcext:value-type="float">
            <text:p>131.167884635451</text:p>
          </table:table-cell>
          <table:table-cell table:formula="of:=([.A60]-[.A59])-1" office:value-type="float" office:value="-0.00109223777599254" calcext:value-type="float">
            <text:p>-0.00109223777599254</text:p>
          </table:table-cell>
          <table:table-cell table:number-columns-repeated="22"/>
        </table:table-row>
        <table:table-row table:style-name="ro1">
          <table:table-cell office:value-type="float" office:value="132.166792397675" calcext:value-type="float">
            <text:p>132.166792397675</text:p>
          </table:table-cell>
          <table:table-cell table:formula="of:=([.A61]-[.A60])-1" office:value-type="float" office:value="0.011847437689994" calcext:value-type="float">
            <text:p>0.011847437689994</text:p>
          </table:table-cell>
          <table:table-cell table:number-columns-repeated="22"/>
        </table:table-row>
        <table:table-row table:style-name="ro1">
          <table:table-cell office:value-type="float" office:value="133.178639835365" calcext:value-type="float">
            <text:p>133.178639835365</text:p>
          </table:table-cell>
          <table:table-cell table:formula="of:=([.A62]-[.A61])-1" office:value-type="float" office:value="-0.0126349166100113" calcext:value-type="float">
            <text:p>-0.0126349166100113</text:p>
          </table:table-cell>
          <table:table-cell table:number-columns-repeated="22"/>
        </table:table-row>
        <table:table-row table:style-name="ro1">
          <table:table-cell office:value-type="float" office:value="134.166004918755" calcext:value-type="float">
            <text:p>134.166004918755</text:p>
          </table:table-cell>
          <table:table-cell table:formula="of:=([.A63]-[.A62])-1" office:value-type="float" office:value="0.00585241903800693" calcext:value-type="float">
            <text:p>0.00585241903800693</text:p>
          </table:table-cell>
          <table:table-cell table:number-columns-repeated="22"/>
        </table:table-row>
        <table:table-row table:style-name="ro1">
          <table:table-cell office:value-type="float" office:value="135.171857337793" calcext:value-type="float">
            <text:p>135.171857337793</text:p>
          </table:table-cell>
          <table:table-cell table:formula="of:=([.A64]-[.A63])-1" office:value-type="float" office:value="-0.00241888679099134" calcext:value-type="float">
            <text:p>-0.00241888679099134</text:p>
          </table:table-cell>
          <table:table-cell table:number-columns-repeated="22"/>
        </table:table-row>
        <table:table-row table:style-name="ro1">
          <table:table-cell office:value-type="float" office:value="136.169438451002" calcext:value-type="float">
            <text:p>136.169438451002</text:p>
          </table:table-cell>
          <table:table-cell table:formula="of:=([.A65]-[.A64])-1" office:value-type="float" office:value="-0.000658290106002823" calcext:value-type="float">
            <text:p>-0.000658290106002823</text:p>
          </table:table-cell>
          <table:table-cell table:number-columns-repeated="22"/>
        </table:table-row>
        <table:table-row table:style-name="ro1">
          <table:table-cell office:value-type="float" office:value="137.168780160896" calcext:value-type="float">
            <text:p>137.168780160896</text:p>
          </table:table-cell>
          <table:table-cell table:formula="of:=([.A66]-[.A65])-1" office:value-type="float" office:value="-0.0131254840599979" calcext:value-type="float">
            <text:p>-0.0131254840599979</text:p>
          </table:table-cell>
          <table:table-cell table:number-columns-repeated="22"/>
        </table:table-row>
        <table:table-row table:style-name="ro1">
          <table:table-cell office:value-type="float" office:value="138.155654676836" calcext:value-type="float">
            <text:p>138.155654676836</text:p>
          </table:table-cell>
          <table:table-cell table:formula="of:=([.A67]-[.A66])-1" office:value-type="float" office:value="-0.00176576794402195" calcext:value-type="float">
            <text:p>-0.00176576794402195</text:p>
          </table:table-cell>
          <table:table-cell table:number-columns-repeated="22"/>
        </table:table-row>
        <table:table-row table:style-name="ro1">
          <table:table-cell office:value-type="float" office:value="139.153888908892" calcext:value-type="float">
            <text:p>139.153888908892</text:p>
          </table:table-cell>
          <table:table-cell table:formula="of:=([.A68]-[.A67])-1" office:value-type="float" office:value="0.00320081796601812" calcext:value-type="float">
            <text:p>0.00320081796601812</text:p>
          </table:table-cell>
          <table:table-cell table:number-columns-repeated="22"/>
        </table:table-row>
        <table:table-row table:style-name="ro1">
          <table:table-cell office:value-type="float" office:value="140.157089726858" calcext:value-type="float">
            <text:p>140.157089726858</text:p>
          </table:table-cell>
          <table:table-cell table:formula="of:=([.A69]-[.A68])-1" office:value-type="float" office:value="0.011865179278999" calcext:value-type="float">
            <text:p>0.011865179278999</text:p>
          </table:table-cell>
          <table:table-cell table:number-columns-repeated="22"/>
        </table:table-row>
        <table:table-row table:style-name="ro1">
          <table:table-cell office:value-type="float" office:value="141.168954906137" calcext:value-type="float">
            <text:p>141.168954906137</text:p>
          </table:table-cell>
          <table:table-cell table:formula="of:=([.A70]-[.A69])-1" office:value-type="float" office:value="-0.00686059932300509" calcext:value-type="float">
            <text:p>-0.00686059932300509</text:p>
          </table:table-cell>
          <table:table-cell table:number-columns-repeated="22"/>
        </table:table-row>
        <table:table-row table:style-name="ro1">
          <table:table-cell office:value-type="float" office:value="142.162094306814" calcext:value-type="float">
            <text:p>142.162094306814</text:p>
          </table:table-cell>
          <table:table-cell table:formula="of:=([.A71]-[.A70])-1" office:value-type="float" office:value="0.00472266875200944" calcext:value-type="float">
            <text:p>0.00472266875200944</text:p>
          </table:table-cell>
          <table:table-cell table:number-columns-repeated="22"/>
        </table:table-row>
        <table:table-row table:style-name="ro1">
          <table:table-cell office:value-type="float" office:value="143.166816975566" calcext:value-type="float">
            <text:p>143.166816975566</text:p>
          </table:table-cell>
          <table:table-cell table:formula="of:=([.A72]-[.A71])-1" office:value-type="float" office:value="0.00239539804599076" calcext:value-type="float">
            <text:p>0.00239539804599076</text:p>
          </table:table-cell>
          <table:table-cell table:number-columns-repeated="22"/>
        </table:table-row>
        <table:table-row table:style-name="ro1">
          <table:table-cell office:value-type="float" office:value="144.169212373612" calcext:value-type="float">
            <text:p>144.169212373612</text:p>
          </table:table-cell>
          <table:table-cell table:formula="of:=([.A73]-[.A72])-1" office:value-type="float" office:value="-0.0266628784389979" calcext:value-type="float">
            <text:p>-0.0266628784389979</text:p>
          </table:table-cell>
          <table:table-cell table:number-columns-repeated="22"/>
        </table:table-row>
        <table:table-row table:style-name="ro1">
          <table:table-cell office:value-type="float" office:value="145.142549495173" calcext:value-type="float">
            <text:p>145.142549495173</text:p>
          </table:table-cell>
          <table:table-cell table:formula="of:=([.A74]-[.A73])-1" office:value-type="float" office:value="0.0242096294560099" calcext:value-type="float">
            <text:p>0.0242096294560099</text:p>
          </table:table-cell>
          <table:table-cell table:number-columns-repeated="22"/>
        </table:table-row>
        <table:table-row table:style-name="ro1">
          <table:table-cell office:value-type="float" office:value="146.166759124629" calcext:value-type="float">
            <text:p>146.166759124629</text:p>
          </table:table-cell>
          <table:table-cell table:formula="of:=([.A75]-[.A74])-1" office:value-type="float" office:value="0.0091627921909776" calcext:value-type="float">
            <text:p>0.0091627921909776</text:p>
          </table:table-cell>
          <table:table-cell table:number-columns-repeated="22"/>
        </table:table-row>
        <table:table-row table:style-name="ro1">
          <table:table-cell office:value-type="float" office:value="147.17592191682" calcext:value-type="float">
            <text:p>147.17592191682</text:p>
          </table:table-cell>
          <table:table-cell table:formula="of:=([.A76]-[.A75])-1" office:value-type="float" office:value="-0.024301891646985" calcext:value-type="float">
            <text:p>-0.024301891646985</text:p>
          </table:table-cell>
          <table:table-cell table:number-columns-repeated="22"/>
        </table:table-row>
        <table:table-row table:style-name="ro1">
          <table:table-cell office:value-type="float" office:value="148.151620025173" calcext:value-type="float">
            <text:p>148.151620025173</text:p>
          </table:table-cell>
          <table:table-cell table:formula="of:=([.A77]-[.A76])-1" office:value-type="float" office:value="0.00544043906498359" calcext:value-type="float">
            <text:p>0.00544043906498359</text:p>
          </table:table-cell>
          <table:table-cell table:number-columns-repeated="22"/>
        </table:table-row>
        <table:table-row table:style-name="ro1">
          <table:table-cell office:value-type="float" office:value="149.157060464238" calcext:value-type="float">
            <text:p>149.157060464238</text:p>
          </table:table-cell>
          <table:table-cell table:formula="of:=([.A78]-[.A77])-1" office:value-type="float" office:value="0.010920171606017" calcext:value-type="float">
            <text:p>0.010920171606017</text:p>
          </table:table-cell>
          <table:table-cell table:number-columns-repeated="22"/>
        </table:table-row>
        <table:table-row table:style-name="ro1">
          <table:table-cell office:value-type="float" office:value="150.167980635844" calcext:value-type="float">
            <text:p>150.167980635844</text:p>
          </table:table-cell>
          <table:table-cell table:formula="of:=([.A79]-[.A78])-1" office:value-type="float" office:value="0.00631837554098524" calcext:value-type="float">
            <text:p>0.00631837554098524</text:p>
          </table:table-cell>
          <table:table-cell table:number-columns-repeated="22"/>
        </table:table-row>
        <table:table-row table:style-name="ro1">
          <table:table-cell office:value-type="float" office:value="151.174299011385" calcext:value-type="float">
            <text:p>151.17429901138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9:07:23.652675205</meta:creation-date>
    <meta:editing-duration>PT1M1S</meta:editing-duration>
    <meta:editing-cycles>2</meta:editing-cycles>
    <meta:generator>LibreOffice/7.3.7.2$Linux_X86_64 LibreOffice_project/30$Build-2</meta:generator>
    <dc:date>2024-03-11T19:08:18.446275906</dc:date>
    <meta:document-statistic meta:table-count="1" meta:cell-count="512" meta:object-count="0"/>
  </office:meta>
</office:document-meta>
</file>